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8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88370991258353" calcext:value-type="float">
            <text:p>9.88</text:p>
          </table:table-cell>
          <table:table-cell table:style-name="ce242" table:formula="of:=[.O83]/[.F83]" office:value-type="float" office:value="0.770359307294118" calcext:value-type="float">
            <text:p>0.77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8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8]/[.G88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8]/2.5)*0.7457" office:value-type="float" office:value="336.45984" calcext:value-type="float">
            <text:p>336</text:p>
          </table:table-cell>
          <table:table-cell table:style-name="ce78" table:formula="of:=MIN(([.G88]*[.O88])*[.N88]*[.P88];[.L88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89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89]/[.G89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27.21316" calcext:value-type="float">
            <text:p>327</text:p>
          </table:table-cell>
          <table:table-cell table:style-name="ce78" table:formula="of:=MIN(([.G89]*[.O89])*[.N89]*[.P89];[.L89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0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0]/[.G90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0]/2.5)*0.7457" office:value-type="float" office:value="93.06336" calcext:value-type="float">
            <text:p>93</text:p>
          </table:table-cell>
          <table:table-cell table:style-name="ce78" table:formula="of:=MIN(([.G90]*[.O90])*[.N90]*[.P90];[.L90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0]/([.E90]*0.5))*[.G90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1]/[.G91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1]/2.5)*0.7457" office:value-type="float" office:value="365.393" calcext:value-type="float">
            <text:p>365</text:p>
          </table:table-cell>
          <table:table-cell table:style-name="ce78" table:formula="of:=MIN(([.G91]*[.O91])*[.N91]*[.P91];[.L91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1]/([.E91]*0.5))*[.G91]" office:value-type="float" office:value="8.35" calcext:value-type="float">
            <text:p>8.35</text:p>
          </table:table-cell>
          <table:table-cell table:style-name="ce242" table:formula="of:=[.O91]/[.F91]" office:value-type="float" office:value="0.445333333333333" calcext:value-type="float">
            <text:p>0.45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2]/[.G92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2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2]*[.F92]/[.G92]; 68)" office:value-type="float" office:value="32.5256568431303" calcext:value-type="float">
            <text:p>32.53</text:p>
          </table:table-cell>
          <table:table-cell table:style-name="ce92" table:formula="of:=([.M92]/[.N92])/([.G92]*[.O92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2]/[.F92]" office:value-type="float" office:value="0.433675424575071" calcext:value-type="float">
            <text:p>0.43</text:p>
          </table:table-cell>
          <table:table-cell table:style-name="ce246" table:formula="of:=([.S92]*1000)/[.T92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3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3]/[.G93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3]/2.5)*0.7457" office:value-type="float" office:value="26.8452" calcext:value-type="float">
            <text:p>27</text:p>
          </table:table-cell>
          <table:table-cell table:style-name="ce78" table:formula="of:=MIN(([.G93]*[.O93])*[.N93]*[.P93];[.L93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2.2" calcext:value-type="float">
            <text:p>2.20</text:p>
          </table:table-cell>
          <table:table-cell table:style-name="ce242" table:formula="of:=[.O93]/[.F93]" office:value-type="float" office:value="1.25714285714286" calcext:value-type="float">
            <text:p>1.26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4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4]/[.G94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4]/2.5)*0.7457" office:value-type="float" office:value="391.34336" calcext:value-type="float">
            <text:p>391</text:p>
          </table:table-cell>
          <table:table-cell table:style-name="ce78" table:formula="of:=MIN(([.G94]*[.O94])*[.N94]*[.P94];[.L94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4]/([.E94]*0.5))*[.G94]" office:value-type="float" office:value="17.2773333333333" calcext:value-type="float">
            <text:p>17.28</text:p>
          </table:table-cell>
          <table:table-cell table:style-name="ce242" table:formula="of:=[.O94]/[.F94]" office:value-type="float" office:value="0.826666666666667" calcext:value-type="float">
            <text:p>0.83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5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5]/[.G95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5]/2.5)*0.7457" office:value-type="float" office:value="378.36818" calcext:value-type="float">
            <text:p>378</text:p>
          </table:table-cell>
          <table:table-cell table:style-name="ce78" table:formula="of:=MIN(([.G95]*[.O95])*[.N95]*[.P95];[.L95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5]/([.E95]*0.5))*[.G95]" office:value-type="float" office:value="8.84464285714286" calcext:value-type="float">
            <text:p>8.84</text:p>
          </table:table-cell>
          <table:table-cell table:style-name="ce242" table:formula="of:=[.O95]/[.F95]" office:value-type="float" office:value="0.566964285714286" calcext:value-type="float">
            <text:p>0.57</text:p>
          </table:table-cell>
          <table:table-cell table:style-name="ce247" table:formula="of:=([.S95]*1000)/[.T95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6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6]/[.G96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6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6]/[.N96])/([.G96]*[.O96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6]/[.F96]" office:value-type="float" office:value="0.733333333333333" calcext:value-type="float">
            <text:p>0.73</text:p>
          </table:table-cell>
          <table:table-cell table:style-name="ce246" table:formula="of:=([.S96]*1000)/[.T96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7]/[.G9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7]/2.5)*0.7457" office:value-type="float" office:value="157.49184" calcext:value-type="float">
            <text:p>157</text:p>
          </table:table-cell>
          <table:table-cell table:style-name="ce78" table:formula="of:=MIN(([.G97]*[.O97])*[.N97]*[.P97];[.L97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7.70359307294118" calcext:value-type="float">
            <text:p>7.70</text:p>
          </table:table-cell>
          <table:table-cell table:style-name="ce242" table:formula="of:=[.O97]/[.F97]" office:value-type="float" office:value="0.770359307294118" calcext:value-type="float">
            <text:p>0.77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98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98]/[.G98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98]/2.5)*0.7457" office:value-type="float" office:value="334.96844" calcext:value-type="float">
            <text:p>335</text:p>
          </table:table-cell>
          <table:table-cell table:style-name="ce78" table:formula="of:=MIN(([.G98]*[.O98])*[.N98]*[.P98];[.L98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7]/([.E98]*0.5))*[.G98]" office:value-type="float" office:value="9.79630142740157" calcext:value-type="float">
            <text:p>9.80</text:p>
          </table:table-cell>
          <table:table-cell table:style-name="ce242" table:formula="of:=[.O98]/[.F98]" office:value-type="float" office:value="0.519685039370079" calcext:value-type="float">
            <text:p>0.52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99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99]/[.G9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99]/2.5)*0.7457" office:value-type="float" office:value="306.93012" calcext:value-type="float">
            <text:p>307</text:p>
          </table:table-cell>
          <table:table-cell table:style-name="ce78" table:formula="of:=MIN(([.G99]*[.O99])*[.N99]*[.P99];[.L99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9]/([.E99]*0.5))*[.G99]" office:value-type="float" office:value="9" calcext:value-type="float">
            <text:p>9.00</text:p>
          </table:table-cell>
          <table:table-cell table:style-name="ce242" table:formula="of:=[.O99]/[.F99]" office:value-type="float" office:value="0.6" calcext:value-type="float">
            <text:p>0.60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0]/[.G10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0]/2.5)*0.7457" office:value-type="float" office:value="320.651" calcext:value-type="float">
            <text:p>321</text:p>
          </table:table-cell>
          <table:table-cell table:style-name="ce78" table:formula="of:=MIN(([.G100]*[.O100])*[.N100]*[.P100];[.L100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14.9268292682927" calcext:value-type="float">
            <text:p>14.93</text:p>
          </table:table-cell>
          <table:table-cell table:style-name="ce242" table:formula="of:=[.O100]/[.F100]" office:value-type="float" office:value="0.72" calcext:value-type="float">
            <text:p>0.72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1]/[.G101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1]/2.5)*0.7457" office:value-type="float" office:value="381.35098" calcext:value-type="float">
            <text:p>381</text:p>
          </table:table-cell>
          <table:table-cell table:style-name="ce78" table:formula="of:=MIN(([.G101]*[.O101])*[.N101]*[.P101];[.L101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1]/([.E101]*0.5))*[.G101]" office:value-type="float" office:value="8.59090909090909" calcext:value-type="float">
            <text:p>8.59</text:p>
          </table:table-cell>
          <table:table-cell table:style-name="ce242" table:formula="of:=[.O101]/[.F101]" office:value-type="float" office:value="0.617647058823529" calcext:value-type="float">
            <text:p>0.62</text:p>
          </table:table-cell>
          <table:table-cell table:style-name="ce247" table:formula="of:=([.S101]*1000)/[.T101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2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2]/[.G102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2]/2.5)*0.7457" office:value-type="float" office:value="378.36818" calcext:value-type="float">
            <text:p>378</text:p>
          </table:table-cell>
          <table:table-cell table:style-name="ce78" table:formula="of:=MIN(([.G102]*[.O102])*[.N102]*[.P102];[.L102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2]/([.E102]*0.5))*[.G102]" office:value-type="float" office:value="7.7390625" calcext:value-type="float">
            <text:p>7.74</text:p>
          </table:table-cell>
          <table:table-cell table:style-name="ce242" table:formula="of:=[.O102]/[.F102]" office:value-type="float" office:value="0.49609375" calcext:value-type="float">
            <text:p>0.50</text:p>
          </table:table-cell>
          <table:table-cell table:style-name="ce247" table:formula="of:=([.S102]*1000)/[.T102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3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3]/[.G103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3]/2.5)*0.7457" office:value-type="float" office:value="323.03724" calcext:value-type="float">
            <text:p>323</text:p>
          </table:table-cell>
          <table:table-cell table:style-name="ce78" table:formula="of:=MIN(([.G103]*[.O103])*[.N103]*[.P103];[.L103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3]*[.F103]/[.G103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3]/[.F103]" office:value-type="float" office:value="0.613410734283626" calcext:value-type="float">
            <text:p>0.61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4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4]/[.G104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4]/2.5)*0.7457" office:value-type="float" office:value="320.531688" calcext:value-type="float">
            <text:p>321</text:p>
          </table:table-cell>
          <table:table-cell table:style-name="ce78" table:formula="of:=MIN(([.G104]*[.O104])*[.N104]*[.P104];[.L104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4]*[.F104]/[.G104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4]/[.F104]" office:value-type="float" office:value="0.550411794005848" calcext:value-type="float">
            <text:p>0.55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5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5]/[.G105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5]/2.5)*0.7457" office:value-type="float" office:value="357.936" calcext:value-type="float">
            <text:p>358</text:p>
          </table:table-cell>
          <table:table-cell table:style-name="ce78" table:formula="of:=MIN(([.G105]*[.O105])*[.N105]*[.P105];[.L105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5]/([.E105]*0.5))*[.G105]" office:value-type="float" office:value="8.432" calcext:value-type="float">
            <text:p>8.43</text:p>
          </table:table-cell>
          <table:table-cell table:style-name="ce242" table:formula="of:=[.O105]/[.F105]" office:value-type="float" office:value="0.496" calcext:value-type="float">
            <text:p>0.50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6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6]/[.G106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6]/2.5)*0.7457" office:value-type="float" office:value="291.41956" calcext:value-type="float">
            <text:p>291</text:p>
          </table:table-cell>
          <table:table-cell table:style-name="ce78" table:formula="of:=MIN(([.G106]*[.O106])*[.N106]*[.P106];[.L106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6]/([.E106]*0.5))*[.G106]" office:value-type="float" office:value="11.6705882352941" calcext:value-type="float">
            <text:p>11.67</text:p>
          </table:table-cell>
          <table:table-cell table:style-name="ce242" table:formula="of:=[.O106]/[.F106]" office:value-type="float" office:value="0.729411764705882" calcext:value-type="float">
            <text:p>0.73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7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7]/[.G107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7]/2.5)*0.7457" office:value-type="float" office:value="307.2284" calcext:value-type="float">
            <text:p>307</text:p>
          </table:table-cell>
          <table:table-cell table:style-name="ce78" table:formula="of:=MIN(([.G107]*[.O107])*[.N107]*[.P107];[.L107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8.5504" calcext:value-type="float">
            <text:p>8.55</text:p>
          </table:table-cell>
          <table:table-cell table:style-name="ce242" table:formula="of:=[.O107]/[.F107]" office:value-type="float" office:value="0.5344" calcext:value-type="float">
            <text:p>0.53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08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08]/[.G108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8]/2.5)*0.7457" office:value-type="float" office:value="365.393" calcext:value-type="float">
            <text:p>365</text:p>
          </table:table-cell>
          <table:table-cell table:style-name="ce78" table:formula="of:=MIN(([.G108]*[.O108])*[.N108]*[.P108];[.L108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8]*[.F108]/[.G108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08]/[.F108]" office:value-type="float" office:value="0.5021915525" calcext:value-type="float">
            <text:p>0.50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09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09]/[.G109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09]/2.5)*0.7457" office:value-type="float" office:value="360.739832" calcext:value-type="float">
            <text:p>361</text:p>
          </table:table-cell>
          <table:table-cell table:style-name="ce78" table:formula="of:=MIN(([.G109]*[.O109])*[.N109]*[.P109];[.L109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9]/([.E109]*0.5))*[.G109]" office:value-type="float" office:value="12.0622049431579" calcext:value-type="float">
            <text:p>12.06</text:p>
          </table:table-cell>
          <table:table-cell table:style-name="ce242" table:formula="of:=[.O109]/[.F109]" office:value-type="float" office:value="0.689268853894737" calcext:value-type="float">
            <text:p>0.69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0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0]/[.G110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0]/2.5)*0.7457" office:value-type="float" office:value="321.24756" calcext:value-type="float">
            <text:p>321</text:p>
          </table:table-cell>
          <table:table-cell table:style-name="ce78" table:formula="of:=MIN(([.G110]*[.O110])*[.N110]*[.P110];[.L110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9.58181818181818" calcext:value-type="float">
            <text:p>9.58</text:p>
          </table:table-cell>
          <table:table-cell table:style-name="ce242" table:formula="of:=[.O110]/[.F110]" office:value-type="float" office:value="0.563636363636364" calcext:value-type="float">
            <text:p>0.56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1]/[.G111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1]/2.5)*0.7457" office:value-type="float" office:value="304.2456" calcext:value-type="float">
            <text:p>304</text:p>
          </table:table-cell>
          <table:table-cell table:style-name="ce78" table:formula="of:=MIN(([.G111]*[.O111])*[.N111]*[.P111];[.L111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1]/([.E111]*0.5))*[.G111]" office:value-type="float" office:value="13.8588235294118" calcext:value-type="float">
            <text:p>13.86</text:p>
          </table:table-cell>
          <table:table-cell table:style-name="ce242" table:formula="of:=[.O111]/[.F111]" office:value-type="float" office:value="0.729411764705882" calcext:value-type="float">
            <text:p>0.73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2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6]/2" office:value-type="float" office:value="356.5" calcext:value-type="float">
            <text:p>356.5</text:p>
          </table:table-cell>
          <table:table-cell table:style-name="ce48" table:formula="of:=[.H112]/[.G112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2]/2.5)*0.7457" office:value-type="float" office:value="106.33682" calcext:value-type="float">
            <text:p>106</text:p>
          </table:table-cell>
          <table:table-cell table:style-name="ce78" table:formula="of:=MIN(([.G112]*[.O112])*[.N112]*[.P112];[.L112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6.47662079441455" calcext:value-type="float">
            <text:p>6.48</text:p>
          </table:table-cell>
          <table:table-cell table:style-name="ce242" table:formula="of:=[.O112]/[.F112]" office:value-type="float" office:value="1.19055529309091" calcext:value-type="float">
            <text:p>1.19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3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3]/[.G113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3]/2.5)*0.7457" office:value-type="float" office:value="32.8108" calcext:value-type="float">
            <text:p>33</text:p>
          </table:table-cell>
          <table:table-cell table:style-name="ce78" table:formula="of:=MIN(([.G113]*[.O113])*[.N113]*[.P113];[.L113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.66666666666667" calcext:value-type="float">
            <text:p>1.67</text:p>
          </table:table-cell>
          <table:table-cell table:style-name="ce242" table:formula="of:=[.O113]/[.F113]" office:value-type="float" office:value="0.416666666666667" calcext:value-type="float">
            <text:p>0.42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4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4]/[.G114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4]/2.5)*0.7457" office:value-type="float" office:value="391.64164" calcext:value-type="float">
            <text:p>392</text:p>
          </table:table-cell>
          <table:table-cell table:style-name="ce78" table:formula="of:=MIN(([.G114]*[.O114])*[.N114]*[.P114];[.L114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4]/([.E114]*0.5))*[.G114]" office:value-type="float" office:value="8.48821829333333" calcext:value-type="float">
            <text:p>8.49</text:p>
          </table:table-cell>
          <table:table-cell table:style-name="ce242" table:formula="of:=[.O114]/[.F114]" office:value-type="float" office:value="0.485041045333333" calcext:value-type="float">
            <text:p>0.49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5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5]/[.G115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5]/2.5)*0.7457" office:value-type="float" office:value="344.5134" calcext:value-type="float">
            <text:p>345</text:p>
          </table:table-cell>
          <table:table-cell table:style-name="ce78" table:formula="of:=MIN(([.G115]*[.O115])*[.N115]*[.P115];[.L115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5]/([.E115]*0.5))*[.G115]" office:value-type="float" office:value="8.43307086614173" calcext:value-type="float">
            <text:p>8.43</text:p>
          </table:table-cell>
          <table:table-cell table:style-name="ce242" table:formula="of:=[.O115]/[.F115]" office:value-type="float" office:value="0.496062992125984" calcext:value-type="float">
            <text:p>0.50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6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6]/[.G116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6]/2.5)*0.7457" office:value-type="float" office:value="391.64164" calcext:value-type="float">
            <text:p>392</text:p>
          </table:table-cell>
          <table:table-cell table:style-name="ce78" table:formula="of:=MIN(([.G116]*[.O116])*[.N116]*[.P116];[.L116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6]/([.E116]*0.5))*[.G116]" office:value-type="float" office:value="13.1713732137931" calcext:value-type="float">
            <text:p>13.17</text:p>
          </table:table-cell>
          <table:table-cell table:style-name="ce242" table:formula="of:=[.O116]/[.F116]" office:value-type="float" office:value="0.752649897931034" calcext:value-type="float">
            <text:p>0.75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7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7]/[.G117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7]/2.5)*0.7457" office:value-type="float" office:value="332.5822" calcext:value-type="float">
            <text:p>333</text:p>
          </table:table-cell>
          <table:table-cell table:style-name="ce78" table:formula="of:=MIN(([.G117]*[.O117])*[.N117]*[.P117];[.L11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13.4812878776471" calcext:value-type="float">
            <text:p>13.48</text:p>
          </table:table-cell>
          <table:table-cell table:style-name="ce242" table:formula="of:=[.O117]/[.F117]" office:value-type="float" office:value="0.770359307294118" calcext:value-type="float">
            <text:p>0.77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8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18]/[.G118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18]/2.5)*0.7457" office:value-type="float" office:value="362.26106" calcext:value-type="float">
            <text:p>362</text:p>
          </table:table-cell>
          <table:table-cell table:style-name="ce78" table:formula="of:=MIN(([.G118]*[.O118])*[.N118]*[.P118];[.L118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18]/([.E118]*0.5))*[.G118]" office:value-type="float" office:value="9.00666666666667" calcext:value-type="float">
            <text:p>9.01</text:p>
          </table:table-cell>
          <table:table-cell table:style-name="ce242" table:formula="of:=[.O118]/[.F118]" office:value-type="float" office:value="0.466666666666667" calcext:value-type="float">
            <text:p>0.47</text:p>
          </table:table-cell>
          <table:table-cell table:style-name="ce247" table:formula="of:=([.S118]*1000)/[.T118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9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19]/[.G119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19]/2.5)*0.7457" office:value-type="float" office:value="34.60048" calcext:value-type="float">
            <text:p>35</text:p>
          </table:table-cell>
          <table:table-cell table:style-name="ce78" table:formula="of:=MIN(([.G119]*[.O119])*[.N119]*[.P119];[.L119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1.615625" calcext:value-type="float">
            <text:p>1.62</text:p>
          </table:table-cell>
          <table:table-cell table:style-name="ce242" table:formula="of:=[.O119]/[.F119]" office:value-type="float" office:value="0.3125" calcext:value-type="float">
            <text:p>0.31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0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0]/[.G120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0]/2.5)*0.7457" office:value-type="float" office:value="50.40932" calcext:value-type="float">
            <text:p>50</text:p>
          </table:table-cell>
          <table:table-cell table:style-name="ce78" table:formula="of:=MIN(([.G120]*[.O120])*[.N120]*[.P120];[.L120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.58571428571429" calcext:value-type="float">
            <text:p>1.59</text:p>
          </table:table-cell>
          <table:table-cell table:style-name="ce242" table:formula="of:=[.O120]/[.F120]" office:value-type="float" office:value="0.428571428571429" calcext:value-type="float">
            <text:p>0.43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1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1]/[.G121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1]/2.5)*0.7457" office:value-type="float" office:value="298.28" calcext:value-type="float">
            <text:p>298</text:p>
          </table:table-cell>
          <table:table-cell table:style-name="ce78" table:formula="of:=MIN(([.G121]*[.O121])*[.N121]*[.P121];[.L121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1.0283016623158" calcext:value-type="float">
            <text:p>11.03</text:p>
          </table:table-cell>
          <table:table-cell table:style-name="ce242" table:formula="of:=[.O121]/[.F121]" office:value-type="float" office:value="0.689268853894737" calcext:value-type="float">
            <text:p>0.69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2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2]/[.G122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2]/2.5)*0.7457" office:value-type="float" office:value="322.1424" calcext:value-type="float">
            <text:p>322</text:p>
          </table:table-cell>
          <table:table-cell table:style-name="ce78" table:formula="of:=MIN(([.G122]*[.O122])*[.N122]*[.P122];[.L122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1.7175705162105" calcext:value-type="float">
            <text:p>11.72</text:p>
          </table:table-cell>
          <table:table-cell table:style-name="ce242" table:formula="of:=[.O122]/[.F122]" office:value-type="float" office:value="0.689268853894737" calcext:value-type="float">
            <text:p>0.69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3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3]/[.G123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289.808848" calcext:value-type="float">
            <text:p>290</text:p>
          </table:table-cell>
          <table:table-cell table:style-name="ce78" table:formula="of:=MIN(([.G123]*[.O123])*[.N123]*[.P123];[.L123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0.8423593668465" calcext:value-type="float">
            <text:p>10.84</text:p>
          </table:table-cell>
          <table:table-cell table:style-name="ce242" table:formula="of:=[.O123]/[.F123]" office:value-type="float" office:value="0.761401640930233" calcext:value-type="float">
            <text:p>0.76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4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4]/[.G124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4]/2.5)*0.7457" office:value-type="float" office:value="304.2456" calcext:value-type="float">
            <text:p>304</text:p>
          </table:table-cell>
          <table:table-cell table:style-name="ce78" table:formula="of:=MIN(([.G124]*[.O124])*[.N124]*[.P124];[.L124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8.99624133333333" calcext:value-type="float">
            <text:p>9.00</text:p>
          </table:table-cell>
          <table:table-cell table:style-name="ce242" table:formula="of:=[.O124]/[.F124]" office:value-type="float" office:value="0.529190666666667" calcext:value-type="float">
            <text:p>0.53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5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5]/[.G125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5]/2.5)*0.7457" office:value-type="float" office:value="320.651" calcext:value-type="float">
            <text:p>321</text:p>
          </table:table-cell>
          <table:table-cell table:style-name="ce78" table:formula="of:=MIN(([.G125]*[.O125])*[.N125]*[.P125];[.L12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13.5752341346341" calcext:value-type="float">
            <text:p>13.58</text:p>
          </table:table-cell>
          <table:table-cell table:style-name="ce242" table:formula="of:=[.O125]/[.F125]" office:value-type="float" office:value="0.798543184390244" calcext:value-type="float">
            <text:p>0.8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6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6]/[.G126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6]/2.5)*0.7457" office:value-type="float" office:value="320.651" calcext:value-type="float">
            <text:p>321</text:p>
          </table:table-cell>
          <table:table-cell table:style-name="ce78" table:formula="of:=MIN(([.G126]*[.O126])*[.N126]*[.P126];[.L126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1.5553896094118" calcext:value-type="float">
            <text:p>11.56</text:p>
          </table:table-cell>
          <table:table-cell table:style-name="ce242" table:formula="of:=[.O126]/[.F126]" office:value-type="float" office:value="0.770359307294118" calcext:value-type="float">
            <text:p>0.77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7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7]/[.G127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7]/2.5)*0.7457" office:value-type="float" office:value="31.91596" calcext:value-type="float">
            <text:p>32</text:p>
          </table:table-cell>
          <table:table-cell table:style-name="ce78" table:formula="of:=MIN(([.G127]*[.O127])*[.N127]*[.P127];[.L127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.71875" calcext:value-type="float">
            <text:p>1.72</text:p>
          </table:table-cell>
          <table:table-cell table:style-name="ce242" table:formula="of:=[.O127]/[.F127]" office:value-type="float" office:value="0.34375" calcext:value-type="float">
            <text:p>0.34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28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28]/[.G128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28]/2.5)*0.7457" office:value-type="float" office:value="378.36818" calcext:value-type="float">
            <text:p>378</text:p>
          </table:table-cell>
          <table:table-cell table:style-name="ce78" table:formula="of:=MIN(([.G128]*[.O128])*[.N128]*[.P128];[.L128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28]/([.E128]*0.5))*[.G128]" office:value-type="float" office:value="7.7390625" calcext:value-type="float">
            <text:p>7.74</text:p>
          </table:table-cell>
          <table:table-cell table:style-name="ce242" table:formula="of:=[.O128]/[.F128]" office:value-type="float" office:value="0.49609375" calcext:value-type="float">
            <text:p>0.50</text:p>
          </table:table-cell>
          <table:table-cell table:style-name="ce247" table:formula="of:=([.S128]*1000)/[.T128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29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29]/[.G129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29]/2.5)*0.7457" office:value-type="float" office:value="447.42" calcext:value-type="float">
            <text:p>447</text:p>
          </table:table-cell>
          <table:table-cell table:style-name="ce78" table:formula="of:=MIN(([.G129]*[.O129])*[.N129]*[.P129];[.L129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9]/([.E129]*0.5))*[.G129]" office:value-type="float" office:value="10.2576923076923" calcext:value-type="float">
            <text:p>10.26</text:p>
          </table:table-cell>
          <table:table-cell table:style-name="ce242" table:formula="of:=[.O129]/[.F129]" office:value-type="float" office:value="0.488461538461538" calcext:value-type="float">
            <text:p>0.49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0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0]/[.G130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0]/2.5)*0.7457" office:value-type="float" office:value="421.46964" calcext:value-type="float">
            <text:p>421</text:p>
          </table:table-cell>
          <table:table-cell table:style-name="ce78" table:formula="of:=MIN(([.G130]*[.O130])*[.N130]*[.P130];[.L130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6.72" calcext:value-type="float">
            <text:p>16.72</text:p>
          </table:table-cell>
          <table:table-cell table:style-name="ce242" table:formula="of:=[.O130]/[.F130]" office:value-type="float" office:value="0.8" calcext:value-type="float">
            <text:p>0.80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1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1]/[.G131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1]/2.5)*0.7457" office:value-type="float" office:value="29.828" calcext:value-type="float">
            <text:p>30</text:p>
          </table:table-cell>
          <table:table-cell table:style-name="ce78" table:formula="of:=MIN(([.G131]*[.O131])*[.N131]*[.P131];[.L131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3.89714285714286" calcext:value-type="float">
            <text:p>3.90</text:p>
          </table:table-cell>
          <table:table-cell table:style-name="ce242" table:formula="of:=[.O131]/[.F131]" office:value-type="float" office:value="1.25714285714286" calcext:value-type="float">
            <text:p>1.26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2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2]/[.G132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2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2]/[.N132])/([.G132]*[.O132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2]/([.E132]*0.5))*[.G132]" office:value-type="float" office:value="1.875" calcext:value-type="float">
            <text:p>1.88</text:p>
          </table:table-cell>
          <table:table-cell table:style-name="ce242" table:formula="of:=[.O132]/[.F132]" office:value-type="float" office:value="0.3125" calcext:value-type="float">
            <text:p>0.31</text:p>
          </table:table-cell>
          <table:table-cell table:style-name="ce246" table:formula="of:=([.S132]*1000)/[.T132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3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3]/[.G133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3]/2.5)*0.7457" office:value-type="float" office:value="347.4962" calcext:value-type="float">
            <text:p>347</text:p>
          </table:table-cell>
          <table:table-cell table:style-name="ce78" table:formula="of:=MIN(([.G133]*[.O133])*[.N133]*[.P133];[.L133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8.56097445013333" calcext:value-type="float">
            <text:p>8.56</text:p>
          </table:table-cell>
          <table:table-cell table:style-name="ce242" table:formula="of:=[.O133]/[.F133]" office:value-type="float" office:value="0.485041045333333" calcext:value-type="float">
            <text:p>0.49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4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34]/[.G134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34]/2.5)*0.7457" office:value-type="float" office:value="381.35098" calcext:value-type="float">
            <text:p>381</text:p>
          </table:table-cell>
          <table:table-cell table:style-name="ce78" table:formula="of:=MIN(([.G134]*[.O134])*[.N134]*[.P134];[.L134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34]/([.E134]*0.5))*[.G134]" office:value-type="float" office:value="8.98333333333333" calcext:value-type="float">
            <text:p>8.98</text:p>
          </table:table-cell>
          <table:table-cell table:style-name="ce242" table:formula="of:=[.O134]/[.F134]" office:value-type="float" office:value="0.466666666666667" calcext:value-type="float">
            <text:p>0.47</text:p>
          </table:table-cell>
          <table:table-cell table:style-name="ce247" table:formula="of:=([.S134]*1000)/[.T134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35]/[.G135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5]/2.5)*0.7457" office:value-type="float" office:value="438.113664" calcext:value-type="float">
            <text:p>438</text:p>
          </table:table-cell>
          <table:table-cell table:style-name="ce78" table:formula="of:=MIN(([.G135]*[.O135])*[.N135]*[.P135];[.L135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5]/([.E135]*0.5))*[.G135]" office:value-type="float" office:value="14.1941176470588" calcext:value-type="float">
            <text:p>14.19</text:p>
          </table:table-cell>
          <table:table-cell table:style-name="ce242" table:formula="of:=[.O135]/[.F135]" office:value-type="float" office:value="0.747058823529412" calcext:value-type="float">
            <text:p>0.75</text:p>
          </table:table-cell>
          <table:table-cell table:style-name="ce247" table:formula="of:=([.S135]*1000)/[.T135]" office:value-type="float" office:value="321.964359718193" calcext:value-type="float">
            <text:p>321.96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6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36]/[.G136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36]/2.5)*0.7457" office:value-type="float" office:value="375.8328" calcext:value-type="float">
            <text:p>376</text:p>
          </table:table-cell>
          <table:table-cell table:style-name="ce78" table:formula="of:=MIN(([.G136]*[.O136])*[.N136]*[.P136];[.L13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41892671542857" calcext:value-type="float">
            <text:p>8.42</text:p>
          </table:table-cell>
          <table:table-cell table:style-name="ce242" table:formula="of:=[.O136]/[.F136]" office:value-type="float" office:value="0.467718150857143" calcext:value-type="float">
            <text:p>0.47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37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37]/[.G137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37]/2.5)*0.7457" office:value-type="float" office:value="29.828" calcext:value-type="float">
            <text:p>30</text:p>
          </table:table-cell>
          <table:table-cell table:style-name="ce78" table:formula="of:=MIN(([.G137]*[.O137])*[.N137]*[.P137];[.L137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2.75" calcext:value-type="float">
            <text:p>2.75</text:p>
          </table:table-cell>
          <table:table-cell table:style-name="ce242" table:formula="of:=[.O137]/[.F137]" office:value-type="float" office:value="1.1" calcext:value-type="float">
            <text:p>1.10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8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38]/[.G138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38]/2.5)*0.7457" office:value-type="float" office:value="289.3316" calcext:value-type="float">
            <text:p>289</text:p>
          </table:table-cell>
          <table:table-cell table:style-name="ce78" table:formula="of:=MIN(([.G138]*[.O138])*[.N138]*[.P138];[.L13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7.95120856457143" calcext:value-type="float">
            <text:p>7.95</text:p>
          </table:table-cell>
          <table:table-cell table:style-name="ce242" table:formula="of:=[.O138]/[.F138]" office:value-type="float" office:value="0.467718150857143" calcext:value-type="float">
            <text:p>0.47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39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39]/[.G139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39]/2.5)*0.7457" office:value-type="float" office:value="44.742" calcext:value-type="float">
            <text:p>45</text:p>
          </table:table-cell>
          <table:table-cell table:style-name="ce78" table:formula="of:=MIN(([.G139]*[.O139])*[.N139]*[.P139];[.L139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2.75" calcext:value-type="float">
            <text:p>2.75</text:p>
          </table:table-cell>
          <table:table-cell table:style-name="ce242" table:formula="of:=[.O139]/[.F139]" office:value-type="float" office:value="0.3125" calcext:value-type="float">
            <text:p>0.31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0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0]/[.G140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0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0]/[.N140])/([.G140]*[.O140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0]/([.E140]*0.5))*[.G140]" office:value-type="float" office:value="8.50876027586207" calcext:value-type="float">
            <text:p>8.51</text:p>
          </table:table-cell>
          <table:table-cell table:style-name="ce242" table:formula="of:=[.O140]/[.F140]" office:value-type="float" office:value="0.500515310344828" calcext:value-type="float">
            <text:p>0.50</text:p>
          </table:table-cell>
          <table:table-cell table:style-name="ce246" table:formula="of:=([.S140]*1000)/[.T140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1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1]/[.G141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1]/2.5)*0.7457" office:value-type="float" office:value="369.8672" calcext:value-type="float">
            <text:p>370</text:p>
          </table:table-cell>
          <table:table-cell table:style-name="ce78" table:formula="of:=MIN(([.G141]*[.O141])*[.N141]*[.P141];[.L141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9.03179877517241" calcext:value-type="float">
            <text:p>9.03</text:p>
          </table:table-cell>
          <table:table-cell table:style-name="ce242" table:formula="of:=[.O141]/[.F141]" office:value-type="float" office:value="0.451589938758621" calcext:value-type="float">
            <text:p>0.4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2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2]/[.G142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2]/2.5)*0.7457" office:value-type="float" office:value="320.651" calcext:value-type="float">
            <text:p>321</text:p>
          </table:table-cell>
          <table:table-cell table:style-name="ce78" table:formula="of:=MIN(([.G142]*[.O142])*[.N142]*[.P142];[.L142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2]/([.E142]*0.5))*[.G142]" office:value-type="float" office:value="9.41538461538462" calcext:value-type="float">
            <text:p>9.42</text:p>
          </table:table-cell>
          <table:table-cell table:style-name="ce242" table:formula="of:=[.O142]/[.F142]" office:value-type="float" office:value="0.553846153846154" calcext:value-type="float">
            <text:p>0.55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3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3]/[.G143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3]/2.5)*0.7457" office:value-type="float" office:value="438.113664" calcext:value-type="float">
            <text:p>438</text:p>
          </table:table-cell>
          <table:table-cell table:style-name="ce78" table:formula="of:=MIN(([.G143]*[.O143])*[.N143]*[.P143];[.L143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3]/([.E143]*0.5))*[.G143]" office:value-type="float" office:value="9.57539682539683" calcext:value-type="float">
            <text:p>9.58</text:p>
          </table:table-cell>
          <table:table-cell table:style-name="ce242" table:formula="of:=[.O143]/[.F143]" office:value-type="float" office:value="0.503968253968254" calcext:value-type="float">
            <text:p>0.50</text:p>
          </table:table-cell>
          <table:table-cell table:style-name="ce247" table:formula="of:=([.S143]*1000)/[.T143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44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44]/[.G144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44]/2.5)*0.7457" office:value-type="float" office:value="35.7936" calcext:value-type="float">
            <text:p>36</text:p>
          </table:table-cell>
          <table:table-cell table:style-name="ce78" table:formula="of:=MIN(([.G144]*[.O144])*[.N144]*[.P144];[.L144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4]/([.E144]*0.5))*[.G144]" office:value-type="float" office:value="3.3" calcext:value-type="float">
            <text:p>3.30</text:p>
          </table:table-cell>
          <table:table-cell table:style-name="ce242" table:formula="of:=[.O144]/[.F144]" office:value-type="float" office:value="1.1" calcext:value-type="float">
            <text:p>1.10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45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45]/[.G14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45]/2.5)*0.7457" office:value-type="float" office:value="314.6854" calcext:value-type="float">
            <text:p>315</text:p>
          </table:table-cell>
          <table:table-cell table:style-name="ce78" table:formula="of:=MIN(([.G145]*[.O145])*[.N145]*[.P145];[.L14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5]/([.E145]*0.5))*[.G145]" office:value-type="float" office:value="11.7175705162105" calcext:value-type="float">
            <text:p>11.72</text:p>
          </table:table-cell>
          <table:table-cell table:style-name="ce242" table:formula="of:=[.O145]/[.F145]" office:value-type="float" office:value="0.689268853894737" calcext:value-type="float">
            <text:p>0.69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46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46]/[.G14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46]/2.5)*0.7457" office:value-type="float" office:value="447.42" calcext:value-type="float">
            <text:p>447</text:p>
          </table:table-cell>
          <table:table-cell table:style-name="ce78" table:formula="of:=MIN(([.G146]*[.O146])*[.N146]*[.P146];[.L14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6]/([.E146]*0.5))*[.G146]" office:value-type="float" office:value="13.8664675312941" calcext:value-type="float">
            <text:p>13.87</text:p>
          </table:table-cell>
          <table:table-cell table:style-name="ce242" table:formula="of:=[.O146]/[.F146]" office:value-type="float" office:value="0.770359307294118" calcext:value-type="float">
            <text:p>0.77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47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47]/[.G14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47]/2.5)*0.7457" office:value-type="float" office:value="275.1633" calcext:value-type="float">
            <text:p>275</text:p>
          </table:table-cell>
          <table:table-cell table:style-name="ce78" table:formula="of:=MIN(([.G147]*[.O147])*[.N147]*[.P147];[.L14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7]/([.E147]*0.5))*[.G147]" office:value-type="float" office:value="11.7717826732584" calcext:value-type="float">
            <text:p>11.77</text:p>
          </table:table-cell>
          <table:table-cell table:style-name="ce242" table:formula="of:=[.O147]/[.F147]" office:value-type="float" office:value="0.735736417078652" calcext:value-type="float">
            <text:p>0.74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48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48]/[.G14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48]/2.5)*0.7457" office:value-type="float" office:value="359.12912" calcext:value-type="float">
            <text:p>359</text:p>
          </table:table-cell>
          <table:table-cell table:style-name="ce78" table:formula="of:=MIN(([.G148]*[.O148])*[.N148]*[.P148];[.L148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12.7" calcext:value-type="float">
            <text:p>12.70</text:p>
          </table:table-cell>
          <table:table-cell table:style-name="ce242" table:formula="of:=[.O148]/[.F148]" office:value-type="float" office:value="0.747058823529412" calcext:value-type="float">
            <text:p>0.75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49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49]/[.G14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49]/2.5)*0.7457" office:value-type="float" office:value="359.12912" calcext:value-type="float">
            <text:p>359</text:p>
          </table:table-cell>
          <table:table-cell table:style-name="ce78" table:formula="of:=MIN(([.G149]*[.O149])*[.N149]*[.P149];[.L149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9]/([.E149]*0.5))*[.G149]" office:value-type="float" office:value="2.64" calcext:value-type="float">
            <text:p>2.64</text:p>
          </table:table-cell>
          <table:table-cell table:style-name="ce242" table:formula="of:=[.O149]/[.F149]" office:value-type="float" office:value="0.88" calcext:value-type="float">
            <text:p>0.88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0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0]/[.G150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0]/2.5)*0.7457" office:value-type="float" office:value="359.4274" calcext:value-type="float">
            <text:p>359</text:p>
          </table:table-cell>
          <table:table-cell table:style-name="ce78" table:formula="of:=MIN(([.G150]*[.O150])*[.N150]*[.P150];[.L150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0]/([.E150]*0.5))*[.G150]" office:value-type="float" office:value="8.05253623188406" calcext:value-type="float">
            <text:p>8.05</text:p>
          </table:table-cell>
          <table:table-cell table:style-name="ce242" table:formula="of:=[.O150]/[.F150]" office:value-type="float" office:value="0.460144927536232" calcext:value-type="float">
            <text:p>0.46</text:p>
          </table:table-cell>
          <table:table-cell table:style-name="ce247" table:formula="of:=([.S150]*1000)/[.T150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1]/[.G15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1]/2.5)*0.7457" office:value-type="float" office:value="359.12912" calcext:value-type="float">
            <text:p>359</text:p>
          </table:table-cell>
          <table:table-cell table:style-name="ce78" table:formula="of:=MIN(([.G151]*[.O151])*[.N151]*[.P151];[.L15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1]/([.E151]*0.5))*[.G151]" office:value-type="float" office:value="11.3631578947368" calcext:value-type="float">
            <text:p>11.36</text:p>
          </table:table-cell>
          <table:table-cell table:style-name="ce242" table:formula="of:=[.O151]/[.F151]" office:value-type="float" office:value="0.668421052631579" calcext:value-type="float">
            <text:p>0.67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2]/[.G15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2]/2.5)*0.7457" office:value-type="float" office:value="365.393" calcext:value-type="float">
            <text:p>365</text:p>
          </table:table-cell>
          <table:table-cell table:style-name="ce78" table:formula="of:=MIN(([.G152]*[.O152])*[.N152]*[.P152];[.L15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9.37931034482759" calcext:value-type="float">
            <text:p>9.38</text:p>
          </table:table-cell>
          <table:table-cell table:style-name="ce242" table:formula="of:=[.O152]/[.F152]" office:value-type="float" office:value="0.468965517241379" calcext:value-type="float">
            <text:p>0.47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3]/[.G15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3]/2.5)*0.7457" office:value-type="float" office:value="361.21708" calcext:value-type="float">
            <text:p>361</text:p>
          </table:table-cell>
          <table:table-cell table:style-name="ce78" table:formula="of:=MIN(([.G153]*[.O153])*[.N153]*[.P153];[.L15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3]/([.E153]*0.5))*[.G153]" office:value-type="float" office:value="12.0655472" calcext:value-type="float">
            <text:p>12.07</text:p>
          </table:table-cell>
          <table:table-cell table:style-name="ce242" table:formula="of:=[.O153]/[.F153]" office:value-type="float" office:value="0.6350288" calcext:value-type="float">
            <text:p>0.64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54]/[.G15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54]/2.5)*0.7457" office:value-type="float" office:value="499.619" calcext:value-type="float">
            <text:p>500</text:p>
          </table:table-cell>
          <table:table-cell table:style-name="ce78" table:formula="of:=MIN(([.G154]*[.O154])*[.N154]*[.P154];[.L15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5.0605244576" calcext:value-type="float">
            <text:p>15.06</text:p>
          </table:table-cell>
          <table:table-cell table:style-name="ce242" table:formula="of:=[.O154]/[.F154]" office:value-type="float" office:value="0.6548054112" calcext:value-type="float">
            <text:p>0.65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55]/[.G15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55]/2.5)*0.7457" office:value-type="float" office:value="444.4372" calcext:value-type="float">
            <text:p>444</text:p>
          </table:table-cell>
          <table:table-cell table:style-name="ce78" table:formula="of:=MIN(([.G155]*[.O155])*[.N155]*[.P155];[.L15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7.7882352941176" calcext:value-type="float">
            <text:p>17.79</text:p>
          </table:table-cell>
          <table:table-cell table:style-name="ce242" table:formula="of:=[.O155]/[.F155]" office:value-type="float" office:value="0.847058823529412" calcext:value-type="float">
            <text:p>0.85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56]/[.G15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56]/2.5)*0.7457" office:value-type="float" office:value="313.194" calcext:value-type="float">
            <text:p>313</text:p>
          </table:table-cell>
          <table:table-cell table:style-name="ce78" table:formula="of:=MIN(([.G156]*[.O156])*[.N156]*[.P156];[.L15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8.56097445013333" calcext:value-type="float">
            <text:p>8.56</text:p>
          </table:table-cell>
          <table:table-cell table:style-name="ce242" table:formula="of:=[.O156]/[.F156]" office:value-type="float" office:value="0.485041045333333" calcext:value-type="float">
            <text:p>0.49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57]/[.G157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57]/2.5)*0.7457" office:value-type="float" office:value="465.3168" calcext:value-type="float">
            <text:p>465</text:p>
          </table:table-cell>
          <table:table-cell table:style-name="ce78" table:formula="of:=MIN(([.G157]*[.O157])*[.N157]*[.P157];[.L157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7]/([.E157]*0.5))*[.G157]" office:value-type="float" office:value="7.88095890410959" calcext:value-type="float">
            <text:p>7.88</text:p>
          </table:table-cell>
          <table:table-cell table:style-name="ce242" table:formula="of:=[.O157]/[.F157]" office:value-type="float" office:value="0.434931506849315" calcext:value-type="float">
            <text:p>0.43</text:p>
          </table:table-cell>
          <table:table-cell table:style-name="ce247" table:formula="of:=([.S157]*1000)/[.T157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58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58]/[.G158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58]/2.5)*0.7457" office:value-type="float" office:value="322.1424" calcext:value-type="float">
            <text:p>322</text:p>
          </table:table-cell>
          <table:table-cell table:style-name="ce78" table:formula="of:=MIN(([.G158]*[.O158])*[.N158]*[.P158];[.L15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1.59551249" calcext:value-type="float">
            <text:p>11.60</text:p>
          </table:table-cell>
          <table:table-cell table:style-name="ce242" table:formula="of:=[.O158]/[.F158]" office:value-type="float" office:value="0.68208897" calcext:value-type="float">
            <text:p>0.68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5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59]/[.G159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59]/2.5)*0.7457" office:value-type="float" office:value="400.29176" calcext:value-type="float">
            <text:p>400</text:p>
          </table:table-cell>
          <table:table-cell table:style-name="ce78" table:formula="of:=MIN(([.G159]*[.O159])*[.N159]*[.P159];[.L159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9.28076923076923" calcext:value-type="float">
            <text:p>9.28</text:p>
          </table:table-cell>
          <table:table-cell table:style-name="ce242" table:formula="of:=[.O159]/[.F159]" office:value-type="float" office:value="0.488461538461538" calcext:value-type="float">
            <text:p>0.49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0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0]/[.G160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0]/2.5)*0.7457" office:value-type="float" office:value="438.113664" calcext:value-type="float">
            <text:p>438</text:p>
          </table:table-cell>
          <table:table-cell table:style-name="ce78" table:formula="of:=MIN(([.G160]*[.O160])*[.N160]*[.P160];[.L160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9.20992366412214" calcext:value-type="float">
            <text:p>9.21</text:p>
          </table:table-cell>
          <table:table-cell table:style-name="ce242" table:formula="of:=[.O160]/[.F160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1]/[.G16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1]/2.5)*0.7457" office:value-type="float" office:value="340.93404" calcext:value-type="float">
            <text:p>341</text:p>
          </table:table-cell>
          <table:table-cell table:style-name="ce78" table:formula="of:=MIN(([.G161]*[.O161])*[.N161]*[.P161];[.L161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1]/([.E161]*0.5))*[.G161]" office:value-type="float" office:value="9.10166666666667" calcext:value-type="float">
            <text:p>9.10</text:p>
          </table:table-cell>
          <table:table-cell table:style-name="ce242" table:formula="of:=[.O161]/[.F161]" office:value-type="float" office:value="0.529166666666667" calcext:value-type="float">
            <text:p>0.53</text:p>
          </table:table-cell>
          <table:table-cell table:style-name="ce247" table:formula="of:=([.S161]*1000)/[.T161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2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2]/[.G162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2]/2.5)*0.7457" office:value-type="float" office:value="368.3758" calcext:value-type="float">
            <text:p>368</text:p>
          </table:table-cell>
          <table:table-cell table:style-name="ce78" table:formula="of:=MIN(([.G162]*[.O162])*[.N162]*[.P162];[.L162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8.18506764" calcext:value-type="float">
            <text:p>8.19</text:p>
          </table:table-cell>
          <table:table-cell table:style-name="ce242" table:formula="of:=[.O162]/[.F162]" office:value-type="float" office:value="0.503696470153846" calcext:value-type="float">
            <text:p>0.50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3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3]/[.G163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63]/2.5)*0.7457" office:value-type="float" office:value="368.3758" calcext:value-type="float">
            <text:p>368</text:p>
          </table:table-cell>
          <table:table-cell table:style-name="ce78" table:formula="of:=MIN(([.G163]*[.O163])*[.N163]*[.P163];[.L163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9.99310344827586" calcext:value-type="float">
            <text:p>9.99</text:p>
          </table:table-cell>
          <table:table-cell table:style-name="ce242" table:formula="of:=[.O163]/[.F163]" office:value-type="float" office:value="0.475862068965517" calcext:value-type="float">
            <text:p>0.48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64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4]/[.G164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64]/2.5)*0.7457" office:value-type="float" office:value="359.12912" calcext:value-type="float">
            <text:p>359</text:p>
          </table:table-cell>
          <table:table-cell table:style-name="ce78" table:formula="of:=MIN(([.G164]*[.O164])*[.N164]*[.P164];[.L164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1.1288659793814" calcext:value-type="float">
            <text:p>11.13</text:p>
          </table:table-cell>
          <table:table-cell table:style-name="ce242" table:formula="of:=[.O164]/[.F164]" office:value-type="float" office:value="0.654639175257732" calcext:value-type="float">
            <text:p>0.65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5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65]/[.G165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65]/2.5)*0.7457" office:value-type="float" office:value="333.77532" calcext:value-type="float">
            <text:p>334</text:p>
          </table:table-cell>
          <table:table-cell table:style-name="ce78" table:formula="of:=MIN(([.G165]*[.O165])*[.N165]*[.P165];[.L165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5]/([.E165]*0.5))*[.G165]" office:value-type="float" office:value="8.5124703456" calcext:value-type="float">
            <text:p>8.51</text:p>
          </table:table-cell>
          <table:table-cell table:style-name="ce242" table:formula="of:=[.O165]/[.F165]" office:value-type="float" office:value="0.52384432896" calcext:value-type="float">
            <text:p>0.52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66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66]/[.G166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66]/2.5)*0.7457" office:value-type="float" office:value="405.6608" calcext:value-type="float">
            <text:p>406</text:p>
          </table:table-cell>
          <table:table-cell table:style-name="ce78" table:formula="of:=MIN(([.G166]*[.O166])*[.N166]*[.P166];[.L166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10.185861952" calcext:value-type="float">
            <text:p>10.19</text:p>
          </table:table-cell>
          <table:table-cell table:style-name="ce242" table:formula="of:=[.O166]/[.F166]" office:value-type="float" office:value="0.485041045333333" calcext:value-type="float">
            <text:p>0.49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67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7]/[.G16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67]/2.5)*0.7457" office:value-type="float" office:value="354.9532" calcext:value-type="float">
            <text:p>355</text:p>
          </table:table-cell>
          <table:table-cell table:style-name="ce78" table:formula="of:=MIN(([.G167]*[.O167])*[.N167]*[.P167];[.L167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13.096108224" calcext:value-type="float">
            <text:p>13.10</text:p>
          </table:table-cell>
          <table:table-cell table:style-name="ce242" table:formula="of:=[.O167]/[.F167]" office:value-type="float" office:value="0.6548054112" calcext:value-type="float">
            <text:p>0.65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68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68]/[.G168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68]/2.5)*0.7457" office:value-type="float" office:value="318.56304" calcext:value-type="float">
            <text:p>319</text:p>
          </table:table-cell>
          <table:table-cell table:style-name="ce78" table:formula="of:=MIN(([.G168]*[.O168])*[.N168]*[.P168];[.L168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5.5997759727059" calcext:value-type="float">
            <text:p>15.60</text:p>
          </table:table-cell>
          <table:table-cell table:style-name="ce242" table:formula="of:=[.O168]/[.F168]" office:value-type="float" office:value="0.770359307294118" calcext:value-type="float">
            <text:p>0.77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69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69]/[.G169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69]/2.5)*0.7457" office:value-type="float" office:value="307.2284" calcext:value-type="float">
            <text:p>307</text:p>
          </table:table-cell>
          <table:table-cell table:style-name="ce78" table:formula="of:=MIN(([.G169]*[.O169])*[.N169]*[.P169];[.L169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0.7345149377049" calcext:value-type="float">
            <text:p>10.73</text:p>
          </table:table-cell>
          <table:table-cell table:style-name="ce242" table:formula="of:=[.O169]/[.F169]" office:value-type="float" office:value="0.536725746885246" calcext:value-type="float">
            <text:p>0.54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0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0]/[.G170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0]/2.5)*0.7457" office:value-type="float" office:value="386.86916" calcext:value-type="float">
            <text:p>387</text:p>
          </table:table-cell>
          <table:table-cell table:style-name="ce78" table:formula="of:=MIN(([.G170]*[.O170])*[.N170]*[.P170];[.L170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0]/([.E170]*0.5))*[.G170]" office:value-type="float" office:value="8.55924216068572" calcext:value-type="float">
            <text:p>8.56</text:p>
          </table:table-cell>
          <table:table-cell table:style-name="ce242" table:formula="of:=[.O170]/[.F170]" office:value-type="float" office:value="0.467718150857143" calcext:value-type="float">
            <text:p>0.47</text:p>
          </table:table-cell>
          <table:table-cell table:style-name="ce247" table:formula="of:=([.S170]*1000)/[.T170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1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1]/[.G171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1]/2.5)*0.7457" office:value-type="float" office:value="341.5306" calcext:value-type="float">
            <text:p>342</text:p>
          </table:table-cell>
          <table:table-cell table:style-name="ce78" table:formula="of:=MIN(([.G171]*[.O171])*[.N171]*[.P171];[.L171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1.1316919904" calcext:value-type="float">
            <text:p>11.13</text:p>
          </table:table-cell>
          <table:table-cell table:style-name="ce242" table:formula="of:=[.O171]/[.F171]" office:value-type="float" office:value="0.6548054112" calcext:value-type="float">
            <text:p>0.6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72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72]/[.G172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72]/2.5)*0.7457" office:value-type="float" office:value="114.24124" calcext:value-type="float">
            <text:p>114</text:p>
          </table:table-cell>
          <table:table-cell table:style-name="ce78" table:formula="of:=MIN(([.G172]*[.O172])*[.N172]*[.P172];[.L172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5.9" calcext:value-type="float">
            <text:p>5.90</text:p>
          </table:table-cell>
          <table:table-cell table:style-name="ce242" table:formula="of:=[.O172]/[.F172]" office:value-type="float" office:value="0.666666666666667" calcext:value-type="float">
            <text:p>0.67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3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73]/[.G173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73]/2.5)*0.7457" office:value-type="float" office:value="373.74484" calcext:value-type="float">
            <text:p>374</text:p>
          </table:table-cell>
          <table:table-cell table:style-name="ce78" table:formula="of:=MIN(([.G173]*[.O173])*[.N173]*[.P173];[.L173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9.57023293292308" calcext:value-type="float">
            <text:p>9.57</text:p>
          </table:table-cell>
          <table:table-cell table:style-name="ce242" table:formula="of:=[.O173]/[.F173]" office:value-type="float" office:value="0.503696470153846" calcext:value-type="float">
            <text:p>0.50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74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74]/[.G174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74]/2.5)*0.7457" office:value-type="float" office:value="377.3242" calcext:value-type="float">
            <text:p>377</text:p>
          </table:table-cell>
          <table:table-cell table:style-name="ce78" table:formula="of:=MIN(([.G174]*[.O174])*[.N174]*[.P174];[.L174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0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4]/([.E174]*0.5))*[.G174]" office:value-type="float" office:value="10.4923544235591" calcext:value-type="float">
            <text:p>10.49</text:p>
          </table:table-cell>
          <table:table-cell table:style-name="ce242" table:formula="of:=[.O174]/[.F174]" office:value-type="float" office:value="0.515594811968504" calcext:value-type="float">
            <text:p>0.52</text:p>
          </table:table-cell>
          <table:table-cell table:style-name="ce247" table:formula="of:=([.S174]*1000)/[.T174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75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75]/[.G175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75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75]/[.N175])/([.G175]*[.O175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5]/([.E175]*0.5))*[.G175]" office:value-type="float" office:value="12.5128827586207" calcext:value-type="float">
            <text:p>12.51</text:p>
          </table:table-cell>
          <table:table-cell table:style-name="ce242" table:formula="of:=[.O175]/[.F175]" office:value-type="float" office:value="0.500515310344828" calcext:value-type="float">
            <text:p>0.50</text:p>
          </table:table-cell>
          <table:table-cell table:style-name="ce246" table:formula="of:=([.S175]*1000)/[.T17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6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76]/[.G17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76]/2.5)*0.7457" office:value-type="float" office:value="317.6682" calcext:value-type="float">
            <text:p>318</text:p>
          </table:table-cell>
          <table:table-cell table:style-name="ce78" table:formula="of:=MIN(([.G176]*[.O176])*[.N176]*[.P176];[.L17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11.9534832941176" calcext:value-type="float">
            <text:p>11.95</text:p>
          </table:table-cell>
          <table:table-cell table:style-name="ce242" table:formula="of:=[.O176]/[.F176]" office:value-type="float" office:value="0.622577254901961" calcext:value-type="float">
            <text:p>0.62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77]/[.G177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7]/2.5)*0.7457" office:value-type="float" office:value="447.42" calcext:value-type="float">
            <text:p>447</text:p>
          </table:table-cell>
          <table:table-cell table:style-name="ce78" table:formula="of:=MIN(([.G177]*[.O177])*[.N177]*[.P177];[.L177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77]*[.F177]/[.G177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77]/[.F177]" office:value-type="float" office:value="0.377993641666667" calcext:value-type="float">
            <text:p>0.38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8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78]/[.G17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78]/2.5)*0.7457" office:value-type="float" office:value="487.6878" calcext:value-type="float">
            <text:p>488</text:p>
          </table:table-cell>
          <table:table-cell table:style-name="ce78" table:formula="of:=MIN(([.G178]*[.O178])*[.N178]*[.P178];[.L178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8]*[.F178]/[.G178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78]/[.F178]" office:value-type="float" office:value="0.520922487421875" calcext:value-type="float">
            <text:p>0.52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9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79]/[.G17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79]/2.5)*0.7457" office:value-type="float" office:value="486.1964" calcext:value-type="float">
            <text:p>486</text:p>
          </table:table-cell>
          <table:table-cell table:style-name="ce78" table:formula="of:=MIN(([.G179]*[.O179])*[.N179]*[.P179];[.L179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9]/([.E179]*0.5))*[.G179]" office:value-type="float" office:value="10.8111307034483" calcext:value-type="float">
            <text:p>10.81</text:p>
          </table:table-cell>
          <table:table-cell table:style-name="ce242" table:formula="of:=[.O179]/[.F179]" office:value-type="float" office:value="0.500515310344828" calcext:value-type="float">
            <text:p>0.50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0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0]/[.G180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0]/2.5)*0.7457" office:value-type="float" office:value="307.735476" calcext:value-type="float">
            <text:p>308</text:p>
          </table:table-cell>
          <table:table-cell table:style-name="ce78" table:formula="of:=MIN(([.G180]*[.O180])*[.N180]*[.P180];[.L180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9.35436301714286" calcext:value-type="float">
            <text:p>9.35</text:p>
          </table:table-cell>
          <table:table-cell table:style-name="ce242" table:formula="of:=[.O180]/[.F180]" office:value-type="float" office:value="0.467718150857143" calcext:value-type="float">
            <text:p>0.47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1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1]/[.G18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1]/2.5)*0.7457" office:value-type="float" office:value="362.4102" calcext:value-type="float">
            <text:p>362</text:p>
          </table:table-cell>
          <table:table-cell table:style-name="ce78" table:formula="of:=MIN(([.G181]*[.O181])*[.N181]*[.P181];[.L181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1.2124214246575" calcext:value-type="float">
            <text:p>11.21</text:p>
          </table:table-cell>
          <table:table-cell table:style-name="ce242" table:formula="of:=[.O181]/[.F181]" office:value-type="float" office:value="0.448496856986301" calcext:value-type="float">
            <text:p>0.45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82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82]/[.G18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82]/2.5)*0.7457" office:value-type="float" office:value="456.3684" calcext:value-type="float">
            <text:p>456</text:p>
          </table:table-cell>
          <table:table-cell table:style-name="ce78" table:formula="of:=MIN(([.G182]*[.O182])*[.N182]*[.P182];[.L182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2]/([.E182]*0.5))*[.G182]" office:value-type="float" office:value="11.1361464489796" calcext:value-type="float">
            <text:p>11.14</text:p>
          </table:table-cell>
          <table:table-cell table:style-name="ce242" table:formula="of:=[.O182]/[.F182]" office:value-type="float" office:value="0.445445857959184" calcext:value-type="float">
            <text:p>0.4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83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3]/[.G18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83]/2.5)*0.7457" office:value-type="float" office:value="311.7026" calcext:value-type="float">
            <text:p>312</text:p>
          </table:table-cell>
          <table:table-cell table:style-name="ce78" table:formula="of:=MIN(([.G183]*[.O183])*[.N183]*[.P183];[.L183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0.4768865792" calcext:value-type="float">
            <text:p>10.48</text:p>
          </table:table-cell>
          <table:table-cell table:style-name="ce242" table:formula="of:=[.O183]/[.F183]" office:value-type="float" office:value="0.52384432896" calcext:value-type="float">
            <text:p>0.52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84]/[.G184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84]/2.5)*0.7457" office:value-type="float" office:value="542.8696" calcext:value-type="float">
            <text:p>543</text:p>
          </table:table-cell>
          <table:table-cell table:style-name="ce78" table:formula="of:=MIN(([.G184]*[.O184])*[.N184]*[.P184];[.L184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4]/([.E184]*0.5))*[.G184]" office:value-type="float" office:value="15.8385873579671" calcext:value-type="float">
            <text:p>15.84</text:p>
          </table:table-cell>
          <table:table-cell table:style-name="ce242" table:formula="of:=[.O184]/[.F184]" office:value-type="float" office:value="0.595277646545455" calcext:value-type="float">
            <text:p>0.60</text:p>
          </table:table-cell>
          <table:table-cell table:style-name="ce247" table:formula="of:=([.S184]*1000)/[.T184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85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85]/[.G185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85]/2.5)*0.7457" office:value-type="float" office:value="523.4814" calcext:value-type="float">
            <text:p>523</text:p>
          </table:table-cell>
          <table:table-cell table:style-name="ce78" table:formula="of:=MIN(([.G185]*[.O185])*[.N185]*[.P185];[.L185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5]/([.E185]*0.5))*[.G185]" office:value-type="float" office:value="16.1775454531765" calcext:value-type="float">
            <text:p>16.18</text:p>
          </table:table-cell>
          <table:table-cell table:style-name="ce242" table:formula="of:=[.O185]/[.F185]" office:value-type="float" office:value="0.770359307294118" calcext:value-type="float">
            <text:p>0.77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86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86]/[.G186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86]/2.5)*0.7457" office:value-type="float" office:value="343.022" calcext:value-type="float">
            <text:p>343</text:p>
          </table:table-cell>
          <table:table-cell table:style-name="ce78" table:formula="of:=MIN(([.G186]*[.O186])*[.N186]*[.P186];[.L186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6]/([.E186]*0.5))*[.G186]" office:value-type="float" office:value="13.8664675312941" calcext:value-type="float">
            <text:p>13.87</text:p>
          </table:table-cell>
          <table:table-cell table:style-name="ce242" table:formula="of:=[.O186]/[.F186]" office:value-type="float" office:value="0.770359307294118" calcext:value-type="float">
            <text:p>0.77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87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87]/[.G187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87]/2.5)*0.7457" office:value-type="float" office:value="432.506" calcext:value-type="float">
            <text:p>433</text:p>
          </table:table-cell>
          <table:table-cell table:style-name="ce78" table:formula="of:=MIN(([.G187]*[.O187])*[.N187]*[.P187];[.L187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7]/([.E187]*0.5))*[.G187]" office:value-type="float" office:value="9.68374199661972" calcext:value-type="float">
            <text:p>9.68</text:p>
          </table:table-cell>
          <table:table-cell table:style-name="ce242" table:formula="of:=[.O187]/[.F187]" office:value-type="float" office:value="0.461130571267606" calcext:value-type="float">
            <text:p>0.46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88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88]/[.G18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88]/2.5)*0.7457" office:value-type="float" office:value="354.9532" calcext:value-type="float">
            <text:p>355</text:p>
          </table:table-cell>
          <table:table-cell table:style-name="ce78" table:formula="of:=MIN(([.G188]*[.O188])*[.N188]*[.P188];[.L188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8]/([.E188]*0.5))*[.G188]" office:value-type="float" office:value="11.8181818181818" calcext:value-type="float">
            <text:p>11.82</text:p>
          </table:table-cell>
          <table:table-cell table:style-name="ce242" table:formula="of:=[.O188]/[.F188]" office:value-type="float" office:value="0.590909090909091" calcext:value-type="float">
            <text:p>0.59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9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89]/[.G189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89]/2.5)*0.7457" office:value-type="float" office:value="512.981944" calcext:value-type="float">
            <text:p>513</text:p>
          </table:table-cell>
          <table:table-cell table:style-name="ce78" table:formula="of:=MIN(([.G189]*[.O189])*[.N189]*[.P189];[.L189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2.1931034482759" calcext:value-type="float">
            <text:p>12.19</text:p>
          </table:table-cell>
          <table:table-cell table:style-name="ce242" table:formula="of:=[.O189]/[.F189]" office:value-type="float" office:value="0.468965517241379" calcext:value-type="float">
            <text:p>0.47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0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0]/[.G190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0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0]/[.N190])/([.G190]*[.O190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0]/([.E190]*0.5))*[.G190]" office:value-type="float" office:value="9.064" calcext:value-type="float">
            <text:p>9.06</text:p>
          </table:table-cell>
          <table:table-cell table:style-name="ce242" table:formula="of:=[.O190]/[.F190]" office:value-type="float" office:value="0.44" calcext:value-type="float">
            <text:p>0.44</text:p>
          </table:table-cell>
          <table:table-cell table:style-name="ce246" table:formula="of:=([.S190]*1000)/[.T190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91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91]/[.G191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91]/2.5)*0.7457" office:value-type="float" office:value="739.7344" calcext:value-type="float">
            <text:p>740</text:p>
          </table:table-cell>
          <table:table-cell table:style-name="ce78" table:formula="of:=MIN(([.G191]*[.O191])*[.N191]*[.P191];[.L191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1]/([.E191]*0.5))*[.G191]" office:value-type="float" office:value="12.6066666666667" calcext:value-type="float">
            <text:p>12.61</text:p>
          </table:table-cell>
          <table:table-cell table:style-name="ce242" table:formula="of:=[.O191]/[.F191]" office:value-type="float" office:value="0.406666666666667" calcext:value-type="float">
            <text:p>0.41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92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92]/[.G192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92]/2.5)*0.7457" office:value-type="float" office:value="639.8106" calcext:value-type="float">
            <text:p>640</text:p>
          </table:table-cell>
          <table:table-cell table:style-name="ce78" table:formula="of:=MIN(([.G192]*[.O192])*[.N192]*[.P192];[.L192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2]/([.E192]*0.5))*[.G192]" office:value-type="float" office:value="11.5236559573333" calcext:value-type="float">
            <text:p>11.52</text:p>
          </table:table-cell>
          <table:table-cell table:style-name="ce242" table:formula="of:=[.O192]/[.F192]" office:value-type="float" office:value="0.423352533333333" calcext:value-type="float">
            <text:p>0.42</text:p>
          </table:table-cell>
          <table:table-cell table:style-name="ce247" table:formula="of:=([.S192]*1000)/[.T192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93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93]/[.G193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93]/2.5)*0.7457" office:value-type="float" office:value="355.84804" calcext:value-type="float">
            <text:p>356</text:p>
          </table:table-cell>
          <table:table-cell table:style-name="ce78" table:formula="of:=MIN(([.G193]*[.O193])*[.N193]*[.P193];[.L19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3]/([.E193]*0.5))*[.G193]" office:value-type="float" office:value="12.065" calcext:value-type="float">
            <text:p>12.07</text:p>
          </table:table-cell>
          <table:table-cell table:style-name="ce242" table:formula="of:=[.O193]/[.F193]" office:value-type="float" office:value="0.635" calcext:value-type="float">
            <text:p>0.64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94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4]/[.G194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94]/2.5)*0.7457" office:value-type="float" office:value="311.7026" calcext:value-type="float">
            <text:p>312</text:p>
          </table:table-cell>
          <table:table-cell table:style-name="ce78" table:formula="of:=MIN(([.G194]*[.O194])*[.N194]*[.P194];[.L194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3.7853770778947" calcext:value-type="float">
            <text:p>13.79</text:p>
          </table:table-cell>
          <table:table-cell table:style-name="ce242" table:formula="of:=[.O194]/[.F194]" office:value-type="float" office:value="0.689268853894737" calcext:value-type="float">
            <text:p>0.69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95]/[.G195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95]/2.5)*0.7457" office:value-type="float" office:value="426.510572" calcext:value-type="float">
            <text:p>427</text:p>
          </table:table-cell>
          <table:table-cell table:style-name="ce78" table:formula="of:=MIN(([.G195]*[.O195])*[.N195]*[.P195];[.L195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5]/([.E195]*0.5))*[.G195]" office:value-type="float" office:value="10.8111307034483" calcext:value-type="float">
            <text:p>10.81</text:p>
          </table:table-cell>
          <table:table-cell table:style-name="ce242" table:formula="of:=[.O195]/[.F195]" office:value-type="float" office:value="0.500515310344828" calcext:value-type="float">
            <text:p>0.50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96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96]/[.G196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96]/2.5)*0.7457" office:value-type="float" office:value="298.28" calcext:value-type="float">
            <text:p>298</text:p>
          </table:table-cell>
          <table:table-cell table:style-name="ce78" table:formula="of:=MIN(([.G196]*[.O196])*[.N196]*[.P196];[.L196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6]/([.E196]*0.5))*[.G196]" office:value-type="float" office:value="11.5553896094118" calcext:value-type="float">
            <text:p>11.56</text:p>
          </table:table-cell>
          <table:table-cell table:style-name="ce242" table:formula="of:=[.O196]/[.F196]" office:value-type="float" office:value="0.770359307294118" calcext:value-type="float">
            <text:p>0.77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7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97]/[.G197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97]/2.5)*0.7457" office:value-type="float" office:value="462.334" calcext:value-type="float">
            <text:p>462</text:p>
          </table:table-cell>
          <table:table-cell table:style-name="ce78" table:formula="of:=MIN(([.G197]*[.O197])*[.N197]*[.P197];[.L19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7]/([.E197]*0.5))*[.G197]" office:value-type="float" office:value="12" calcext:value-type="float">
            <text:p>12.00</text:p>
          </table:table-cell>
          <table:table-cell table:style-name="ce242" table:formula="of:=[.O197]/[.F197]" office:value-type="float" office:value="0.5" calcext:value-type="float">
            <text:p>0.50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98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98]/[.G198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8]/2.5)*0.7457" office:value-type="float" office:value="398.2038" calcext:value-type="float">
            <text:p>398</text:p>
          </table:table-cell>
          <table:table-cell table:style-name="ce78" table:formula="of:=MIN(([.G198]*[.O198])*[.N198]*[.P198];[.L198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8]/([.E198]*0.5))*[.G198]" office:value-type="float" office:value="13.448275862069" calcext:value-type="float">
            <text:p>13.45</text:p>
          </table:table-cell>
          <table:table-cell table:style-name="ce242" table:formula="of:=[.O198]/[.F198]" office:value-type="float" office:value="0.560344827586207" calcext:value-type="float">
            <text:p>0.56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199]/[.G199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99]/2.5)*0.7457" office:value-type="float" office:value="223.71" calcext:value-type="float">
            <text:p>224</text:p>
          </table:table-cell>
          <table:table-cell table:style-name="ce78" table:formula="of:=MIN(([.G199]*[.O199])*[.N199]*[.P199];[.L199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199]/([.E199]*0.5))*[.G199]" office:value-type="float" office:value="7.05222222222222" calcext:value-type="float">
            <text:p>7.05</text:p>
          </table:table-cell>
          <table:table-cell table:style-name="ce242" table:formula="of:=[.O199]/[.F199]" office:value-type="float" office:value="0.458333333333333" calcext:value-type="float">
            <text:p>0.46</text:p>
          </table:table-cell>
          <table:table-cell table:style-name="ce247" table:formula="of:=([.S199]*1000)/[.T199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0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0]/[.G200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0]/2.5)*0.7457" office:value-type="float" office:value="639.8106" calcext:value-type="float">
            <text:p>640</text:p>
          </table:table-cell>
          <table:table-cell table:style-name="ce78" table:formula="of:=MIN(([.G200]*[.O200])*[.N200]*[.P200];[.L200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0]/([.E200]*0.5))*[.G200]" office:value-type="float" office:value="19.1002551288889" calcext:value-type="float">
            <text:p>19.10</text:p>
          </table:table-cell>
          <table:table-cell table:style-name="ce242" table:formula="of:=[.O200]/[.F200]" office:value-type="float" office:value="0.705587555555556" calcext:value-type="float">
            <text:p>0.71</text:p>
          </table:table-cell>
          <table:table-cell table:style-name="ce247" table:formula="of:=([.S200]*1000)/[.T200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01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01]/[.G201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01]/2.5)*0.7457" office:value-type="float" office:value="441.4544" calcext:value-type="float">
            <text:p>441</text:p>
          </table:table-cell>
          <table:table-cell table:style-name="ce78" table:formula="of:=MIN(([.G201]*[.O201])*[.N201]*[.P201];[.L201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1]/([.E201]*0.5))*[.G201]" office:value-type="float" office:value="12.4724840228571" calcext:value-type="float">
            <text:p>12.47</text:p>
          </table:table-cell>
          <table:table-cell table:style-name="ce242" table:formula="of:=[.O201]/[.F201]" office:value-type="float" office:value="0.623624201142857" calcext:value-type="float">
            <text:p>0.62</text:p>
          </table:table-cell>
          <table:table-cell table:style-name="ce247" table:formula="of:=([.S201]*1000)/[.T201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02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02]/[.G202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02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02]/[.N202])/([.G202]*[.O202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02]/([.E202]*0.5))*[.G202]" office:value-type="float" office:value="10.3972602739726" calcext:value-type="float">
            <text:p>10.40</text:p>
          </table:table-cell>
          <table:table-cell table:style-name="ce242" table:formula="of:=[.O202]/[.F202]" office:value-type="float" office:value="0.472602739726027" calcext:value-type="float">
            <text:p>0.47</text:p>
          </table:table-cell>
          <table:table-cell table:style-name="ce246" table:formula="of:=([.S202]*1000)/[.T202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03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03]/[.G20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3]/2.5)*0.7457" office:value-type="float" office:value="361.21708" calcext:value-type="float">
            <text:p>361</text:p>
          </table:table-cell>
          <table:table-cell table:style-name="ce78" table:formula="of:=MIN(([.G203]*[.O203])*[.N203]*[.P203];[.L203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3.7102272727273" calcext:value-type="float">
            <text:p>13.71</text:p>
          </table:table-cell>
          <table:table-cell table:style-name="ce242" table:formula="of:=[.O203]/[.F203]" office:value-type="float" office:value="0.721590909090909" calcext:value-type="float">
            <text:p>0.72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4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4]/[.G204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4]/2.5)*0.7457" office:value-type="float" office:value="462.334" calcext:value-type="float">
            <text:p>462</text:p>
          </table:table-cell>
          <table:table-cell table:style-name="ce78" table:formula="of:=MIN(([.G204]*[.O204])*[.N204]*[.P204];[.L204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4]/([.E204]*0.5))*[.G204]" office:value-type="float" office:value="10.9090909090909" calcext:value-type="float">
            <text:p>10.91</text:p>
          </table:table-cell>
          <table:table-cell table:style-name="ce242" table:formula="of:=[.O204]/[.F204]" office:value-type="float" office:value="0.454545454545455" calcext:value-type="float">
            <text:p>0.45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5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05]/[.G205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05]/2.5)*0.7457" office:value-type="float" office:value="706.9236" calcext:value-type="float">
            <text:p>707</text:p>
          </table:table-cell>
          <table:table-cell table:style-name="ce78" table:formula="of:=MIN(([.G205]*[.O205])*[.N205]*[.P205];[.L205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05]*[.F205]/[.G205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05]/[.F205]" office:value-type="float" office:value="0.361227794657258" calcext:value-type="float">
            <text:p>0.36</text:p>
          </table:table-cell>
          <table:table-cell table:style-name="ce247" table:formula="of:=([.S205]*1000)/[.T205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6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06]/[.G206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06]/2.5)*0.7457" office:value-type="float" office:value="608.4912" calcext:value-type="float">
            <text:p>608</text:p>
          </table:table-cell>
          <table:table-cell table:style-name="ce78" table:formula="of:=MIN(([.G206]*[.O206])*[.N206]*[.P206];[.L206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6]/([.E206]*0.5))*[.G206]" office:value-type="float" office:value="12.2377622377622" calcext:value-type="float">
            <text:p>12.24</text:p>
          </table:table-cell>
          <table:table-cell table:style-name="ce242" table:formula="of:=[.O206]/[.F206]" office:value-type="float" office:value="0.48951048951049" calcext:value-type="float">
            <text:p>0.49</text:p>
          </table:table-cell>
          <table:table-cell table:style-name="ce247" table:formula="of:=([.S206]*1000)/[.T206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7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07]/[.G207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07]/2.5)*0.7457" office:value-type="float" office:value="439.36644" calcext:value-type="float">
            <text:p>439</text:p>
          </table:table-cell>
          <table:table-cell table:style-name="ce78" table:formula="of:=MIN(([.G207]*[.O207])*[.N207]*[.P207];[.L207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7]/([.E207]*0.5))*[.G207]" office:value-type="float" office:value="13.5144827586207" calcext:value-type="float">
            <text:p>13.51</text:p>
          </table:table-cell>
          <table:table-cell table:style-name="ce242" table:formula="of:=[.O207]/[.F207]" office:value-type="float" office:value="0.475862068965517" calcext:value-type="float">
            <text:p>0.48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08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08]/[.G208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08]/2.5)*0.7457" office:value-type="float" office:value="596.56" calcext:value-type="float">
            <text:p>597</text:p>
          </table:table-cell>
          <table:table-cell table:style-name="ce78" table:formula="of:=MIN(([.G208]*[.O208])*[.N208]*[.P208];[.L208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2.004765872" calcext:value-type="float">
            <text:p>12.00</text:p>
          </table:table-cell>
          <table:table-cell table:style-name="ce242" table:formula="of:=[.O208]/[.F208]" office:value-type="float" office:value="0.545671176" calcext:value-type="float">
            <text:p>0.55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09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09]/[.G209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09]/2.5)*0.7457" office:value-type="float" office:value="592.026144" calcext:value-type="float">
            <text:p>592</text:p>
          </table:table-cell>
          <table:table-cell table:style-name="ce78" table:formula="of:=MIN(([.G209]*[.O209])*[.N209]*[.P209];[.L209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7.5" calcext:value-type="float">
            <text:p>17.50</text:p>
          </table:table-cell>
          <table:table-cell table:style-name="ce242" table:formula="of:=[.O209]/[.F209]" office:value-type="float" office:value="0.7" calcext:value-type="float">
            <text:p>0.70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0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10]/[.G210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0]/2.5)*0.7457" office:value-type="float" office:value="542.8696" calcext:value-type="float">
            <text:p>543</text:p>
          </table:table-cell>
          <table:table-cell table:style-name="ce78" table:formula="of:=MIN(([.G210]*[.O210])*[.N210]*[.P210];[.L210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0]/([.E210]*0.5))*[.G210]" office:value-type="float" office:value="12.8217135754971" calcext:value-type="float">
            <text:p>12.82</text:p>
          </table:table-cell>
          <table:table-cell table:style-name="ce242" table:formula="of:=[.O210]/[.F210]" office:value-type="float" office:value="0.623624201142857" calcext:value-type="float">
            <text:p>0.62</text:p>
          </table:table-cell>
          <table:table-cell table:style-name="ce247" table:formula="of:=([.S210]*1000)/[.T210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11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11]/[.G211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11]/2.5)*0.7457" office:value-type="float" office:value="324.1587728" calcext:value-type="float">
            <text:p>324</text:p>
          </table:table-cell>
          <table:table-cell table:style-name="ce78" table:formula="of:=MIN(([.G211]*[.O211])*[.N211]*[.P211];[.L211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11]/([.E211]*0.5))*[.G211]" office:value-type="float" office:value="11.2059482741443" calcext:value-type="float">
            <text:p>11.21</text:p>
          </table:table-cell>
          <table:table-cell table:style-name="ce242" table:formula="of:=[.O211]/[.F211]" office:value-type="float" office:value="0.675057124948454" calcext:value-type="float">
            <text:p>0.68</text:p>
          </table:table-cell>
          <table:table-cell table:style-name="ce247" table:formula="of:=([.S211]*1000)/[.T211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2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12]/[.G212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2]/2.5)*0.7457" office:value-type="float" office:value="639.8106" calcext:value-type="float">
            <text:p>640</text:p>
          </table:table-cell>
          <table:table-cell table:style-name="ce78" table:formula="of:=MIN(([.G212]*[.O212])*[.N212]*[.P212];[.L212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2]/([.E212]*0.5))*[.G212]" office:value-type="float" office:value="12.3397333333333" calcext:value-type="float">
            <text:p>12.34</text:p>
          </table:table-cell>
          <table:table-cell table:style-name="ce242" table:formula="of:=[.O212]/[.F212]" office:value-type="float" office:value="0.453333333333333" calcext:value-type="float">
            <text:p>0.45</text:p>
          </table:table-cell>
          <table:table-cell table:style-name="ce247" table:formula="of:=([.S212]*1000)/[.T212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3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13]/[.G213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13]/2.5)*0.7457" office:value-type="float" office:value="397.01068" calcext:value-type="float">
            <text:p>397</text:p>
          </table:table-cell>
          <table:table-cell table:style-name="ce78" table:formula="of:=MIN(([.G213]*[.O213])*[.N213]*[.P213];[.L213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13]/([.E213]*0.5))*[.G213]" office:value-type="float" office:value="16.3058823529412" calcext:value-type="float">
            <text:p>16.31</text:p>
          </table:table-cell>
          <table:table-cell table:style-name="ce242" table:formula="of:=[.O213]/[.F213]" office:value-type="float" office:value="0.776470588235294" calcext:value-type="float">
            <text:p>0.78</text:p>
          </table:table-cell>
          <table:table-cell table:style-name="ce247" table:formula="of:=([.S213]*1000)/[.T213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14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14]/[.G214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14]/2.5)*0.7457" office:value-type="float" office:value="384.7812" calcext:value-type="float">
            <text:p>385</text:p>
          </table:table-cell>
          <table:table-cell table:style-name="ce78" table:formula="of:=MIN(([.G214]*[.O214])*[.N214]*[.P214];[.L214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9.14056606060606" calcext:value-type="float">
            <text:p>9.14</text:p>
          </table:table-cell>
          <table:table-cell table:style-name="ce242" table:formula="of:=[.O214]/[.F214]" office:value-type="float" office:value="0.481082424242424" calcext:value-type="float">
            <text:p>0.48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5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15]/[.G21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15]/2.5)*0.7457" office:value-type="float" office:value="317.6682" calcext:value-type="float">
            <text:p>318</text:p>
          </table:table-cell>
          <table:table-cell table:style-name="ce78" table:formula="of:=MIN(([.G215]*[.O215])*[.N215]*[.P215];[.L21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5]/([.E215]*0.5))*[.G215]" office:value-type="float" office:value="11.9534832941176" calcext:value-type="float">
            <text:p>11.95</text:p>
          </table:table-cell>
          <table:table-cell table:style-name="ce242" table:formula="of:=[.O215]/[.F215]" office:value-type="float" office:value="0.747092705882353" calcext:value-type="float">
            <text:p>0.75</text:p>
          </table:table-cell>
          <table:table-cell table:style-name="ce247" table:formula="of:=([.S215]*1000)/[.T21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6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16]/[.G21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16]/2.5)*0.7457" office:value-type="float" office:value="371.65688" calcext:value-type="float">
            <text:p>372</text:p>
          </table:table-cell>
          <table:table-cell table:style-name="ce78" table:formula="of:=MIN(([.G216]*[.O216])*[.N216]*[.P216];[.L216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6]*[.F216]/[.G216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16]/[.F216]" office:value-type="float" office:value="0.342556737760417" calcext:value-type="float">
            <text:p>0.34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17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17]/[.G21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17]/2.5)*0.7457" office:value-type="float" office:value="432.506" calcext:value-type="float">
            <text:p>433</text:p>
          </table:table-cell>
          <table:table-cell table:style-name="ce78" table:formula="of:=MIN(([.G217]*[.O217])*[.N217]*[.P217];[.L217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7]/([.E217]*0.5))*[.G217]" office:value-type="float" office:value="10.4222222222222" calcext:value-type="float">
            <text:p>10.42</text:p>
          </table:table-cell>
          <table:table-cell table:style-name="ce242" table:formula="of:=[.O217]/[.F217]" office:value-type="float" office:value="0.496296296296296" calcext:value-type="float">
            <text:p>0.50</text:p>
          </table:table-cell>
          <table:table-cell table:style-name="ce247" table:formula="of:=([.S217]*1000)/[.T21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8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18]/[.G21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8]/2.5)*0.7457" office:value-type="float" office:value="387.764" calcext:value-type="float">
            <text:p>388</text:p>
          </table:table-cell>
          <table:table-cell table:style-name="ce78" table:formula="of:=MIN(([.G218]*[.O218])*[.N218]*[.P218];[.L218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8]/([.E218]*0.5))*[.G218]" office:value-type="float" office:value="12.4413028128" calcext:value-type="float">
            <text:p>12.44</text:p>
          </table:table-cell>
          <table:table-cell table:style-name="ce242" table:formula="of:=[.O218]/[.F218]" office:value-type="float" office:value="0.6548054112" calcext:value-type="float">
            <text:p>0.65</text:p>
          </table:table-cell>
          <table:table-cell table:style-name="ce247" table:formula="of:=([.S218]*1000)/[.T2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19]/[.G219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19]/2.5)*0.7457" office:value-type="float" office:value="441.4544" calcext:value-type="float">
            <text:p>441</text:p>
          </table:table-cell>
          <table:table-cell table:style-name="ce78" table:formula="of:=MIN(([.G219]*[.O219])*[.N219]*[.P219];[.L219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9]/([.E219]*0.5))*[.G219]" office:value-type="float" office:value="14.7548235294118" calcext:value-type="float">
            <text:p>14.75</text:p>
          </table:table-cell>
          <table:table-cell table:style-name="ce242" table:formula="of:=[.O219]/[.F219]" office:value-type="float" office:value="0.554545454545455" calcext:value-type="float">
            <text:p>0.55</text:p>
          </table:table-cell>
          <table:table-cell table:style-name="ce247" table:formula="of:=([.S219]*1000)/[.T219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20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20]/[.G220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0]/2.5)*0.7457" office:value-type="float" office:value="187.31984" calcext:value-type="float">
            <text:p>187</text:p>
          </table:table-cell>
          <table:table-cell table:style-name="ce78" table:formula="of:=MIN(([.G220]*[.O220])*[.N220]*[.P220];[.L220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0]/([.E220]*0.5))*[.G220]" office:value-type="float" office:value="12.3333333333333" calcext:value-type="float">
            <text:p>12.33</text:p>
          </table:table-cell>
          <table:table-cell table:style-name="ce242" table:formula="of:=[.O220]/[.F220]" office:value-type="float" office:value="0.833333333333333" calcext:value-type="float">
            <text:p>0.83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1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21]/[.G221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21]/2.5)*0.7457" office:value-type="float" office:value="334.0736" calcext:value-type="float">
            <text:p>334</text:p>
          </table:table-cell>
          <table:table-cell table:style-name="ce78" table:formula="of:=MIN(([.G221]*[.O221])*[.N221]*[.P221];[.L221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21]/([.E221]*0.5))*[.G221]" office:value-type="float" office:value="10.0739294030769" calcext:value-type="float">
            <text:p>10.07</text:p>
          </table:table-cell>
          <table:table-cell table:style-name="ce242" table:formula="of:=[.O221]/[.F221]" office:value-type="float" office:value="0.503696470153846" calcext:value-type="float">
            <text:p>0.50</text:p>
          </table:table-cell>
          <table:table-cell table:style-name="ce247" table:formula="of:=([.S221]*1000)/[.T221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2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22]/[.G222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22]/2.5)*0.7457" office:value-type="float" office:value="639.8106" calcext:value-type="float">
            <text:p>640</text:p>
          </table:table-cell>
          <table:table-cell table:style-name="ce78" table:formula="of:=MIN(([.G222]*[.O222])*[.N222]*[.P222];[.L222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22]/([.E222]*0.5))*[.G222]" office:value-type="float" office:value="18.3474444444444" calcext:value-type="float">
            <text:p>18.35</text:p>
          </table:table-cell>
          <table:table-cell table:style-name="ce242" table:formula="of:=[.O222]/[.F222]" office:value-type="float" office:value="0.677777777777778" calcext:value-type="float">
            <text:p>0.68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23]/[.G22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23]/2.5)*0.7457" office:value-type="float" office:value="755.54324" calcext:value-type="float">
            <text:p>756</text:p>
          </table:table-cell>
          <table:table-cell table:style-name="ce78" table:formula="of:=MIN(([.G223]*[.O223])*[.N223]*[.P223];[.L223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23]/([.E223]*0.5))*[.G223]" office:value-type="float" office:value="12.4" calcext:value-type="float">
            <text:p>12.40</text:p>
          </table:table-cell>
          <table:table-cell table:style-name="ce242" table:formula="of:=[.O223]/[.F223]" office:value-type="float" office:value="0.4" calcext:value-type="float">
            <text:p>0.40</text:p>
          </table:table-cell>
          <table:table-cell table:style-name="ce247" table:formula="of:=([.S223]*1000)/[.T223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24]/[.G22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24]/2.5)*0.7457" office:value-type="float" office:value="442.9458" calcext:value-type="float">
            <text:p>443</text:p>
          </table:table-cell>
          <table:table-cell table:style-name="ce78" table:formula="of:=MIN(([.G224]*[.O224])*[.N224]*[.P224];[.L224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4]/([.E224]*0.5))*[.G224]" office:value-type="float" office:value="10.1042253521127" calcext:value-type="float">
            <text:p>10.10</text:p>
          </table:table-cell>
          <table:table-cell table:style-name="ce242" table:formula="of:=[.O224]/[.F224]" office:value-type="float" office:value="0.47887323943662" calcext:value-type="float">
            <text:p>0.48</text:p>
          </table:table-cell>
          <table:table-cell table:style-name="ce247" table:formula="of:=([.S224]*1000)/[.T224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5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25]/[.G225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25]/2.5)*0.7457" office:value-type="float" office:value="548.8352" calcext:value-type="float">
            <text:p>549</text:p>
          </table:table-cell>
          <table:table-cell table:style-name="ce78" table:formula="of:=MIN(([.G225]*[.O225])*[.N225]*[.P225];[.L225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25]/([.E225]*0.5))*[.G225]" office:value-type="float" office:value="11.0694666666667" calcext:value-type="float">
            <text:p>11.07</text:p>
          </table:table-cell>
          <table:table-cell table:style-name="ce242" table:formula="of:=[.O225]/[.F225]" office:value-type="float" office:value="0.406666666666667" calcext:value-type="float">
            <text:p>0.41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26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26]/[.G226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26]/2.5)*0.7457" office:value-type="float" office:value="639.8106" calcext:value-type="float">
            <text:p>640</text:p>
          </table:table-cell>
          <table:table-cell table:style-name="ce78" table:formula="of:=MIN(([.G226]*[.O226])*[.N226]*[.P226];[.L226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26]/([.E226]*0.5))*[.G226]" office:value-type="float" office:value="11.0694666666667" calcext:value-type="float">
            <text:p>11.07</text:p>
          </table:table-cell>
          <table:table-cell table:style-name="ce242" table:formula="of:=[.O226]/[.F226]" office:value-type="float" office:value="0.406666666666667" calcext:value-type="float">
            <text:p>0.41</text:p>
          </table:table-cell>
          <table:table-cell table:style-name="ce247" table:formula="of:=([.S226]*1000)/[.T226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7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27]/[.G227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27]/2.5)*0.7457" office:value-type="float" office:value="459.3512" calcext:value-type="float">
            <text:p>459</text:p>
          </table:table-cell>
          <table:table-cell table:style-name="ce78" table:formula="of:=MIN(([.G227]*[.O227])*[.N227]*[.P227];[.L227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27]/([.E227]*0.5))*[.G227]" office:value-type="float" office:value="9.27891156462585" calcext:value-type="float">
            <text:p>9.28</text:p>
          </table:table-cell>
          <table:table-cell table:style-name="ce242" table:formula="of:=[.O227]/[.F227]" office:value-type="float" office:value="0.421768707482993" calcext:value-type="float">
            <text:p>0.42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28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28]/[.G228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28]/2.5)*0.7457" office:value-type="float" office:value="158.98324" calcext:value-type="float">
            <text:p>159</text:p>
          </table:table-cell>
          <table:table-cell table:style-name="ce78" table:formula="of:=MIN(([.G228]*[.O228])*[.N228]*[.P228];[.L228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28]/([.E228]*0.5))*[.G228]" office:value-type="float" office:value="9.33333333333333" calcext:value-type="float">
            <text:p>9.33</text:p>
          </table:table-cell>
          <table:table-cell table:style-name="ce242" table:formula="of:=[.O228]/[.F228]" office:value-type="float" office:value="0.833333333333333" calcext:value-type="float">
            <text:p>0.83</text:p>
          </table:table-cell>
          <table:table-cell table:style-name="ce247" table:formula="of:=([.S228]*1000)/[.T22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29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13]/2" office:value-type="float" office:value="665.5" calcext:value-type="float">
            <text:p>665.5</text:p>
          </table:table-cell>
          <table:table-cell table:style-name="ce48" table:formula="of:=[.H229]/[.G229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29]/2.5)*0.7457" office:value-type="float" office:value="198.50534" calcext:value-type="float">
            <text:p>199</text:p>
          </table:table-cell>
          <table:table-cell table:style-name="ce78" table:formula="of:=MIN(([.G229]*[.O229])*[.N229]*[.P229];[.L229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29]/([.E229]*0.5))*[.G229]" office:value-type="float" office:value="4.53333333333333" calcext:value-type="float">
            <text:p>4.53</text:p>
          </table:table-cell>
          <table:table-cell table:style-name="ce242" table:formula="of:=[.O229]/[.F229]" office:value-type="float" office:value="0.833333333333333" calcext:value-type="float">
            <text:p>0.83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0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30]/[.G230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30]/2.5)*0.7457" office:value-type="float" office:value="473.07208" calcext:value-type="float">
            <text:p>473</text:p>
          </table:table-cell>
          <table:table-cell table:style-name="ce78" table:formula="of:=MIN(([.G230]*[.O230])*[.N230]*[.P230];[.L230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30]/([.E230]*0.5))*[.G230]" office:value-type="float" office:value="11.7307692307692" calcext:value-type="float">
            <text:p>11.73</text:p>
          </table:table-cell>
          <table:table-cell table:style-name="ce242" table:formula="of:=[.O230]/[.F230]" office:value-type="float" office:value="0.469230769230769" calcext:value-type="float">
            <text:p>0.47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1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31]/[.G231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31]/2.5)*0.7457" office:value-type="float" office:value="397.75638" calcext:value-type="float">
            <text:p>398</text:p>
          </table:table-cell>
          <table:table-cell table:style-name="ce78" table:formula="of:=MIN(([.G231]*[.O231])*[.N231]*[.P231];[.L231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31]/([.E231]*0.5))*[.G231]" office:value-type="float" office:value="11.2146153846154" calcext:value-type="float">
            <text:p>11.21</text:p>
          </table:table-cell>
          <table:table-cell table:style-name="ce242" table:formula="of:=[.O231]/[.F231]" office:value-type="float" office:value="0.469230769230769" calcext:value-type="float">
            <text:p>0.47</text:p>
          </table:table-cell>
          <table:table-cell table:style-name="ce247" table:formula="of:=([.S231]*1000)/[.T231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2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32]/[.G232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32]/2.5)*0.7457" office:value-type="float" office:value="440.9652208" calcext:value-type="float">
            <text:p>441</text:p>
          </table:table-cell>
          <table:table-cell table:style-name="ce78" table:formula="of:=MIN(([.G232]*[.O232])*[.N232]*[.P232];[.L232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2]/([.E232]*0.5))*[.G232]" office:value-type="float" office:value="13.9351111111111" calcext:value-type="float">
            <text:p>13.94</text:p>
          </table:table-cell>
          <table:table-cell table:style-name="ce242" table:formula="of:=[.O232]/[.F232]" office:value-type="float" office:value="0.677777777777778" calcext:value-type="float">
            <text:p>0.68</text:p>
          </table:table-cell>
          <table:table-cell table:style-name="ce247" table:formula="of:=([.S232]*1000)/[.T232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33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33]/[.G233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33]/2.5)*0.7457" office:value-type="float" office:value="377.3242" calcext:value-type="float">
            <text:p>377</text:p>
          </table:table-cell>
          <table:table-cell table:style-name="ce78" table:formula="of:=MIN(([.G233]*[.O233])*[.N233]*[.P233];[.L233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3]/([.E233]*0.5))*[.G233]" office:value-type="float" office:value="9.79842519685039" calcext:value-type="float">
            <text:p>9.80</text:p>
          </table:table-cell>
          <table:table-cell table:style-name="ce242" table:formula="of:=[.O233]/[.F233]" office:value-type="float" office:value="0.480314960629921" calcext:value-type="float">
            <text:p>0.48</text:p>
          </table:table-cell>
          <table:table-cell table:style-name="ce247" table:formula="of:=([.S233]*1000)/[.T233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4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34]/[.G234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34]/2.5)*0.7457" office:value-type="float" office:value="542.8696" calcext:value-type="float">
            <text:p>543</text:p>
          </table:table-cell>
          <table:table-cell table:style-name="ce78" table:formula="of:=MIN(([.G234]*[.O234])*[.N234]*[.P234];[.L234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4]/([.E234]*0.5))*[.G234]" office:value-type="float" office:value="7.69066666666667" calcext:value-type="float">
            <text:p>7.69</text:p>
          </table:table-cell>
          <table:table-cell table:style-name="ce242" table:formula="of:=[.O234]/[.F234]" office:value-type="float" office:value="0.373333333333333" calcext:value-type="float">
            <text:p>0.37</text:p>
          </table:table-cell>
          <table:table-cell table:style-name="ce247" table:formula="of:=([.S234]*1000)/[.T234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5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35]/[.G235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35]/2.5)*0.7457" office:value-type="float" office:value="611.474" calcext:value-type="float">
            <text:p>611</text:p>
          </table:table-cell>
          <table:table-cell table:style-name="ce78" table:formula="of:=MIN(([.G235]*[.O235])*[.N235]*[.P235];[.L235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35]/([.E235]*0.5))*[.G235]" office:value-type="float" office:value="11.1972" calcext:value-type="float">
            <text:p>11.20</text:p>
          </table:table-cell>
          <table:table-cell table:style-name="ce242" table:formula="of:=[.O235]/[.F235]" office:value-type="float" office:value="0.3612" calcext:value-type="float">
            <text:p>0.36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36]/[.G236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36]/2.5)*0.7457" office:value-type="float" office:value="469.791" calcext:value-type="float">
            <text:p>470</text:p>
          </table:table-cell>
          <table:table-cell table:style-name="ce78" table:formula="of:=MIN(([.G236]*[.O236])*[.N236]*[.P236];[.L236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6]*[.F236]/[.G236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6]/[.F236]" office:value-type="float" office:value="0.589670081" calcext:value-type="float">
            <text:p>0.59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7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37]/[.G237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37]/2.5)*0.7457" office:value-type="float" office:value="336.75812" calcext:value-type="float">
            <text:p>337</text:p>
          </table:table-cell>
          <table:table-cell table:style-name="ce78" table:formula="of:=MIN(([.G237]*[.O237])*[.N237]*[.P237];[.L237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37]/([.E237]*0.5))*[.G237]" office:value-type="float" office:value="8.91538461538462" calcext:value-type="float">
            <text:p>8.92</text:p>
          </table:table-cell>
          <table:table-cell table:style-name="ce242" table:formula="of:=[.O237]/[.F237]" office:value-type="float" office:value="0.469230769230769" calcext:value-type="float">
            <text:p>0.47</text:p>
          </table:table-cell>
          <table:table-cell table:style-name="ce247" table:formula="of:=([.S237]*1000)/[.T237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38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38]/[.G238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38]/2.5)*0.7457" office:value-type="float" office:value="145.85892" calcext:value-type="float">
            <text:p>146</text:p>
          </table:table-cell>
          <table:table-cell table:style-name="ce78" table:formula="of:=MIN(([.G238]*[.O238])*[.N238]*[.P238];[.L238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38]/([.E238]*0.5))*[.G238]" office:value-type="float" office:value="7.47091764705882" calcext:value-type="float">
            <text:p>7.47</text:p>
          </table:table-cell>
          <table:table-cell table:style-name="ce242" table:formula="of:=[.O238]/[.F238]" office:value-type="float" office:value="0.747091764705882" calcext:value-type="float">
            <text:p>0.75</text:p>
          </table:table-cell>
          <table:table-cell table:style-name="ce247" table:formula="of:=([.S238]*1000)/[.T23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39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39]/[.G239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39]/2.5)*0.7457" office:value-type="float" office:value="346.0048" calcext:value-type="float">
            <text:p>346</text:p>
          </table:table-cell>
          <table:table-cell table:style-name="ce78" table:formula="of:=MIN(([.G239]*[.O239])*[.N239]*[.P239];[.L239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9]/([.E239]*0.5))*[.G239]" office:value-type="float" office:value="13.4842105263158" calcext:value-type="float">
            <text:p>13.48</text:p>
          </table:table-cell>
          <table:table-cell table:style-name="ce242" table:formula="of:=[.O239]/[.F239]" office:value-type="float" office:value="0.642105263157895" calcext:value-type="float">
            <text:p>0.64</text:p>
          </table:table-cell>
          <table:table-cell table:style-name="ce247" table:formula="of:=([.S239]*1000)/[.T239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0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40]/[.G240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40]/2.5)*0.7457" office:value-type="float" office:value="656.216" calcext:value-type="float">
            <text:p>656</text:p>
          </table:table-cell>
          <table:table-cell table:style-name="ce78" table:formula="of:=MIN(([.G240]*[.O240])*[.N240]*[.P240];[.L240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0]/([.E240]*0.5))*[.G240]" office:value-type="float" office:value="14.5384615384615" calcext:value-type="float">
            <text:p>14.54</text:p>
          </table:table-cell>
          <table:table-cell table:style-name="ce242" table:formula="of:=[.O240]/[.F240]" office:value-type="float" office:value="0.461538461538462" calcext:value-type="float">
            <text:p>0.46</text:p>
          </table:table-cell>
          <table:table-cell table:style-name="ce247" table:formula="of:=([.S240]*1000)/[.T240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1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41]/[.G241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41]/2.5)*0.7457" office:value-type="float" office:value="340.93404" calcext:value-type="float">
            <text:p>341</text:p>
          </table:table-cell>
          <table:table-cell table:style-name="ce78" table:formula="of:=MIN(([.G241]*[.O241])*[.N241]*[.P241];[.L241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41]/([.E241]*0.5))*[.G241]" office:value-type="float" office:value="8.74333333333333" calcext:value-type="float">
            <text:p>8.74</text:p>
          </table:table-cell>
          <table:table-cell table:style-name="ce242" table:formula="of:=[.O241]/[.F241]" office:value-type="float" office:value="0.508333333333333" calcext:value-type="float">
            <text:p>0.51</text:p>
          </table:table-cell>
          <table:table-cell table:style-name="ce247" table:formula="of:=([.S241]*1000)/[.T241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42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42]/[.G242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42]/2.5)*0.7457" office:value-type="float" office:value="386.86916" calcext:value-type="float">
            <text:p>387</text:p>
          </table:table-cell>
          <table:table-cell table:style-name="ce78" table:formula="of:=MIN(([.G242]*[.O242])*[.N242]*[.P242];[.L242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2]/([.E242]*0.5))*[.G242]" office:value-type="float" office:value="8.88857142857143" calcext:value-type="float">
            <text:p>8.89</text:p>
          </table:table-cell>
          <table:table-cell table:style-name="ce242" table:formula="of:=[.O242]/[.F242]" office:value-type="float" office:value="0.435714285714286" calcext:value-type="float">
            <text:p>0.44</text:p>
          </table:table-cell>
          <table:table-cell table:style-name="ce247" table:formula="of:=([.S242]*1000)/[.T242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3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3]/[.G243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3]/2.5)*0.7457" office:value-type="float" office:value="441.4544" calcext:value-type="float">
            <text:p>441</text:p>
          </table:table-cell>
          <table:table-cell table:style-name="ce78" table:formula="of:=MIN(([.G243]*[.O243])*[.N243]*[.P243];[.L243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43]/([.E243]*0.5))*[.G243]" office:value-type="float" office:value="10.537" calcext:value-type="float">
            <text:p>10.54</text:p>
          </table:table-cell>
          <table:table-cell table:style-name="ce242" table:formula="of:=[.O243]/[.F243]" office:value-type="float" office:value="0.5125" calcext:value-type="float">
            <text:p>0.51</text:p>
          </table:table-cell>
          <table:table-cell table:style-name="ce247" table:formula="of:=([.S243]*1000)/[.T243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4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44]/[.G244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44]/2.5)*0.7457" office:value-type="float" office:value="527.9556" calcext:value-type="float">
            <text:p>528</text:p>
          </table:table-cell>
          <table:table-cell table:style-name="ce78" table:formula="of:=MIN(([.G244]*[.O244])*[.N244]*[.P244];[.L244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44]/([.E244]*0.5))*[.G244]" office:value-type="float" office:value="17.2235294117647" calcext:value-type="float">
            <text:p>17.22</text:p>
          </table:table-cell>
          <table:table-cell table:style-name="ce242" table:formula="of:=[.O244]/[.F244]" office:value-type="float" office:value="0.717647058823529" calcext:value-type="float">
            <text:p>0.72</text:p>
          </table:table-cell>
          <table:table-cell table:style-name="ce247" table:formula="of:=([.S244]*1000)/[.T24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5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45]/[.G245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45]/2.5)*0.7457" office:value-type="float" office:value="392.2382" calcext:value-type="float">
            <text:p>392</text:p>
          </table:table-cell>
          <table:table-cell table:style-name="ce78" table:formula="of:=MIN(([.G245]*[.O245])*[.N245]*[.P245];[.L245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45]/([.E245]*0.5))*[.G245]" office:value-type="float" office:value="11.7307692307692" calcext:value-type="float">
            <text:p>11.73</text:p>
          </table:table-cell>
          <table:table-cell table:style-name="ce242" table:formula="of:=[.O245]/[.F245]" office:value-type="float" office:value="0.469230769230769" calcext:value-type="float">
            <text:p>0.47</text:p>
          </table:table-cell>
          <table:table-cell table:style-name="ce247" table:formula="of:=([.S245]*1000)/[.T24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6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46]/[.G246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46]/2.5)*0.7457" office:value-type="float" office:value="317.6682" calcext:value-type="float">
            <text:p>318</text:p>
          </table:table-cell>
          <table:table-cell table:style-name="ce78" table:formula="of:=MIN(([.G246]*[.O246])*[.N246]*[.P246];[.L246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6]/([.E246]*0.5))*[.G246]" office:value-type="float" office:value="9.93103448275862" calcext:value-type="float">
            <text:p>9.93</text:p>
          </table:table-cell>
          <table:table-cell table:style-name="ce242" table:formula="of:=[.O246]/[.F246]" office:value-type="float" office:value="0.413793103448276" calcext:value-type="float">
            <text:p>0.41</text:p>
          </table:table-cell>
          <table:table-cell table:style-name="ce247" table:formula="of:=([.S246]*1000)/[.T246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47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7]/[.G247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47]/2.5)*0.7457" office:value-type="float" office:value="377.3242" calcext:value-type="float">
            <text:p>377</text:p>
          </table:table-cell>
          <table:table-cell table:style-name="ce78" table:formula="of:=MIN(([.G247]*[.O247])*[.N247]*[.P247];[.L247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7]/([.E247]*0.5))*[.G247]" office:value-type="float" office:value="11.7142857142857" calcext:value-type="float">
            <text:p>11.71</text:p>
          </table:table-cell>
          <table:table-cell table:style-name="ce242" table:formula="of:=[.O247]/[.F247]" office:value-type="float" office:value="0.585714285714286" calcext:value-type="float">
            <text:p>0.59</text:p>
          </table:table-cell>
          <table:table-cell table:style-name="ce247" table:formula="of:=([.S247]*1000)/[.T247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48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8]/[.G248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8]/2.5)*0.7457" office:value-type="float" office:value="441.4544" calcext:value-type="float">
            <text:p>441</text:p>
          </table:table-cell>
          <table:table-cell table:style-name="ce78" table:formula="of:=MIN(([.G248]*[.O248])*[.N248]*[.P248];[.L248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48]/([.E248]*0.5))*[.G248]" office:value-type="float" office:value="12.0422857142857" calcext:value-type="float">
            <text:p>12.04</text:p>
          </table:table-cell>
          <table:table-cell table:style-name="ce242" table:formula="of:=[.O248]/[.F248]" office:value-type="float" office:value="0.585714285714286" calcext:value-type="float">
            <text:p>0.59</text:p>
          </table:table-cell>
          <table:table-cell table:style-name="ce247" table:formula="of:=([.S248]*1000)/[.T248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49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49]/[.G249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49]/2.5)*0.7457" office:value-type="float" office:value="324.1587728" calcext:value-type="float">
            <text:p>324</text:p>
          </table:table-cell>
          <table:table-cell table:style-name="ce78" table:formula="of:=MIN(([.G249]*[.O249])*[.N249]*[.P249];[.L249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49]/([.E249]*0.5))*[.G249]" office:value-type="float" office:value="10.439175257732" calcext:value-type="float">
            <text:p>10.44</text:p>
          </table:table-cell>
          <table:table-cell table:style-name="ce242" table:formula="of:=[.O249]/[.F249]" office:value-type="float" office:value="0.628865979381443" calcext:value-type="float">
            <text:p>0.63</text:p>
          </table:table-cell>
          <table:table-cell table:style-name="ce247" table:formula="of:=([.S249]*1000)/[.T249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50]/[.G250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50]/2.5)*0.7457" office:value-type="float" office:value="514.533" calcext:value-type="float">
            <text:p>515</text:p>
          </table:table-cell>
          <table:table-cell table:style-name="ce78" table:formula="of:=MIN(([.G250]*[.O250])*[.N250]*[.P250];[.L250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0]/([.E250]*0.5))*[.G250]" office:value-type="float" office:value="12.027038164898" calcext:value-type="float">
            <text:p>12.03</text:p>
          </table:table-cell>
          <table:table-cell table:style-name="ce242" table:formula="of:=[.O250]/[.F250]" office:value-type="float" office:value="0.445445857959184" calcext:value-type="float">
            <text:p>0.45</text:p>
          </table:table-cell>
          <table:table-cell table:style-name="ce247" table:formula="of:=([.S250]*1000)/[.T250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51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1]/[.G251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1]/2.5)*0.7457" office:value-type="float" office:value="385.97432" calcext:value-type="float">
            <text:p>386</text:p>
          </table:table-cell>
          <table:table-cell table:style-name="ce78" table:formula="of:=MIN(([.G251]*[.O251])*[.N251]*[.P251];[.L251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1]/([.E251]*0.5))*[.G251]" office:value-type="float" office:value="13.0434782608696" calcext:value-type="float">
            <text:p>13.04</text:p>
          </table:table-cell>
          <table:table-cell table:style-name="ce242" table:formula="of:=[.O251]/[.F251]" office:value-type="float" office:value="0.521739130434783" calcext:value-type="float">
            <text:p>0.52</text:p>
          </table:table-cell>
          <table:table-cell table:style-name="ce247" table:formula="of:=([.S251]*1000)/[.T251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52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52]/[.G252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52]/2.5)*0.7457" office:value-type="float" office:value="541.3782" calcext:value-type="float">
            <text:p>541</text:p>
          </table:table-cell>
          <table:table-cell table:style-name="ce78" table:formula="of:=MIN(([.G252]*[.O252])*[.N252]*[.P252];[.L252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52]/([.E252]*0.5))*[.G252]" office:value-type="float" office:value="12.8486842105263" calcext:value-type="float">
            <text:p>12.85</text:p>
          </table:table-cell>
          <table:table-cell table:style-name="ce242" table:formula="of:=[.O252]/[.F252]" office:value-type="float" office:value="0.414473684210526" calcext:value-type="float">
            <text:p>0.41</text:p>
          </table:table-cell>
          <table:table-cell table:style-name="ce247" table:formula="of:=([.S252]*1000)/[.T25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3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53]/[.G253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3]/2.5)*0.7457" office:value-type="float" office:value="394.02788" calcext:value-type="float">
            <text:p>394</text:p>
          </table:table-cell>
          <table:table-cell table:style-name="ce78" table:formula="of:=MIN(([.G253]*[.O253])*[.N253]*[.P253];[.L253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3]/([.E253]*0.5))*[.G253]" office:value-type="float" office:value="11.9475862068966" calcext:value-type="float">
            <text:p>11.95</text:p>
          </table:table-cell>
          <table:table-cell table:style-name="ce242" table:formula="of:=[.O253]/[.F253]" office:value-type="float" office:value="0.420689655172414" calcext:value-type="float">
            <text:p>0.42</text:p>
          </table:table-cell>
          <table:table-cell table:style-name="ce247" table:formula="of:=([.S253]*1000)/[.T253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54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54]/[.G254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54]/2.5)*0.7457" office:value-type="float" office:value="328.108" calcext:value-type="float">
            <text:p>328</text:p>
          </table:table-cell>
          <table:table-cell table:style-name="ce78" table:formula="of:=MIN(([.G254]*[.O254])*[.N254]*[.P254];[.L254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54]/([.E254]*0.5))*[.G254]" office:value-type="float" office:value="12.75" calcext:value-type="float">
            <text:p>12.75</text:p>
          </table:table-cell>
          <table:table-cell table:style-name="ce242" table:formula="of:=[.O254]/[.F254]" office:value-type="float" office:value="0.75" calcext:value-type="float">
            <text:p>0.75</text:p>
          </table:table-cell>
          <table:table-cell table:style-name="ce247" table:formula="of:=([.S254]*1000)/[.T254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5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55]/[.G255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55]/2.5)*0.7457" office:value-type="float" office:value="503.19836" calcext:value-type="float">
            <text:p>503</text:p>
          </table:table-cell>
          <table:table-cell table:style-name="ce78" table:formula="of:=MIN(([.G255]*[.O255])*[.N255]*[.P255];[.L255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55]/([.E255]*0.5))*[.G255]" office:value-type="float" office:value="12.6692307692308" calcext:value-type="float">
            <text:p>12.67</text:p>
          </table:table-cell>
          <table:table-cell table:style-name="ce242" table:formula="of:=[.O255]/[.F255]" office:value-type="float" office:value="0.469230769230769" calcext:value-type="float">
            <text:p>0.47</text:p>
          </table:table-cell>
          <table:table-cell table:style-name="ce247" table:formula="of:=([.S255]*1000)/[.T25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56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56]/[.G256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56]/2.5)*0.7457" office:value-type="float" office:value="562.2578" calcext:value-type="float">
            <text:p>562</text:p>
          </table:table-cell>
          <table:table-cell table:style-name="ce78" table:formula="of:=MIN(([.G256]*[.O256])*[.N256]*[.P256];[.L256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56]/([.E256]*0.5))*[.G256]" office:value-type="float" office:value="14.64" calcext:value-type="float">
            <text:p>14.64</text:p>
          </table:table-cell>
          <table:table-cell table:style-name="ce242" table:formula="of:=[.O256]/[.F256]" office:value-type="float" office:value="0.488" calcext:value-type="float">
            <text:p>0.49</text:p>
          </table:table-cell>
          <table:table-cell table:style-name="ce247" table:formula="of:=([.S256]*1000)/[.T256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7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57]/[.G25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7]/2.5)*0.7457" office:value-type="float" office:value="344.5134" calcext:value-type="float">
            <text:p>345</text:p>
          </table:table-cell>
          <table:table-cell table:style-name="ce78" table:formula="of:=MIN(([.G257]*[.O257])*[.N257]*[.P257];[.L257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0.0965517241379" calcext:value-type="float">
            <text:p>10.10</text:p>
          </table:table-cell>
          <table:table-cell table:style-name="ce242" table:formula="of:=[.O257]/[.F257]" office:value-type="float" office:value="0.420689655172414" calcext:value-type="float">
            <text:p>0.42</text:p>
          </table:table-cell>
          <table:table-cell table:style-name="ce247" table:formula="of:=([.S257]*1000)/[.T257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58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58]/[.G25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58]/2.5)*0.7457" office:value-type="float" office:value="351.9704" calcext:value-type="float">
            <text:p>352</text:p>
          </table:table-cell>
          <table:table-cell table:style-name="ce78" table:formula="of:=MIN(([.G258]*[.O258])*[.N258]*[.P258];[.L258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58]/([.E258]*0.5))*[.G258]" office:value-type="float" office:value="13.7410526315789" calcext:value-type="float">
            <text:p>13.74</text:p>
          </table:table-cell>
          <table:table-cell table:style-name="ce242" table:formula="of:=[.O258]/[.F258]" office:value-type="float" office:value="0.642105263157895" calcext:value-type="float">
            <text:p>0.64</text:p>
          </table:table-cell>
          <table:table-cell table:style-name="ce247" table:formula="of:=([.S258]*1000)/[.T258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9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59]/[.G259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59]/2.5)*0.7457" office:value-type="float" office:value="383.2898" calcext:value-type="float">
            <text:p>383</text:p>
          </table:table-cell>
          <table:table-cell table:style-name="ce78" table:formula="of:=MIN(([.G259]*[.O259])*[.N259]*[.P259];[.L259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9]/([.E259]*0.5))*[.G259]" office:value-type="float" office:value="11.2040816326531" calcext:value-type="float">
            <text:p>11.20</text:p>
          </table:table-cell>
          <table:table-cell table:style-name="ce242" table:formula="of:=[.O259]/[.F259]" office:value-type="float" office:value="0.414965986394558" calcext:value-type="float">
            <text:p>0.41</text:p>
          </table:table-cell>
          <table:table-cell table:style-name="ce247" table:formula="of:=([.S259]*1000)/[.T259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0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0]/[.G260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0]/2.5)*0.7457" office:value-type="float" office:value="454.877" calcext:value-type="float">
            <text:p>455</text:p>
          </table:table-cell>
          <table:table-cell table:style-name="ce78" table:formula="of:=MIN(([.G260]*[.O260])*[.N260]*[.P260];[.L260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60]/([.E260]*0.5))*[.G260]" office:value-type="float" office:value="15.25" calcext:value-type="float">
            <text:p>15.25</text:p>
          </table:table-cell>
          <table:table-cell table:style-name="ce242" table:formula="of:=[.O260]/[.F260]" office:value-type="float" office:value="0.61" calcext:value-type="float">
            <text:p>0.61</text:p>
          </table:table-cell>
          <table:table-cell table:style-name="ce247" table:formula="of:=([.S260]*1000)/[.T260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61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1]/[.G26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61]/2.5)*0.7457" office:value-type="float" office:value="454.877" calcext:value-type="float">
            <text:p>455</text:p>
          </table:table-cell>
          <table:table-cell table:style-name="ce78" table:formula="of:=MIN(([.G261]*[.O261])*[.N261]*[.P261];[.L26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1]/([.E261]*0.5))*[.G261]" office:value-type="float" office:value="13.8636363636364" calcext:value-type="float">
            <text:p>13.86</text:p>
          </table:table-cell>
          <table:table-cell table:style-name="ce242" table:formula="of:=[.O261]/[.F261]" office:value-type="float" office:value="0.554545454545455" calcext:value-type="float">
            <text:p>0.55</text:p>
          </table:table-cell>
          <table:table-cell table:style-name="ce247" table:formula="of:=([.S261]*1000)/[.T261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2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2]/[.G262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2]/2.5)*0.7457" office:value-type="float" office:value="560.7664" calcext:value-type="float">
            <text:p>561</text:p>
          </table:table-cell>
          <table:table-cell table:style-name="ce78" table:formula="of:=MIN(([.G262]*[.O262])*[.N262]*[.P262];[.L262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2]/([.E262]*0.5))*[.G262]" office:value-type="float" office:value="12.6760563380282" calcext:value-type="float">
            <text:p>12.68</text:p>
          </table:table-cell>
          <table:table-cell table:style-name="ce242" table:formula="of:=[.O262]/[.F262]" office:value-type="float" office:value="0.422535211267606" calcext:value-type="float">
            <text:p>0.42</text:p>
          </table:table-cell>
          <table:table-cell table:style-name="ce247" table:formula="of:=([.S262]*1000)/[.T262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3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63]/[.G263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63]/2.5)*0.7457" office:value-type="float" office:value="256.5208" calcext:value-type="float">
            <text:p>257</text:p>
          </table:table-cell>
          <table:table-cell table:style-name="ce78" table:formula="of:=MIN(([.G263]*[.O263])*[.N263]*[.P263];[.L263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3]/([.E263]*0.5))*[.G263]" office:value-type="float" office:value="12.15" calcext:value-type="float">
            <text:p>12.15</text:p>
          </table:table-cell>
          <table:table-cell table:style-name="ce242" table:formula="of:=[.O263]/[.F263]" office:value-type="float" office:value="0.6" calcext:value-type="float">
            <text:p>0.60</text:p>
          </table:table-cell>
          <table:table-cell table:style-name="ce247" table:formula="of:=([.S263]*1000)/[.T263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4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4]/[.G264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64]/2.5)*0.7457" office:value-type="float" office:value="344.5134" calcext:value-type="float">
            <text:p>345</text:p>
          </table:table-cell>
          <table:table-cell table:style-name="ce78" table:formula="of:=MIN(([.G264]*[.O264])*[.N264]*[.P264];[.L264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4]/([.E264]*0.5))*[.G264]" office:value-type="float" office:value="11.0769230769231" calcext:value-type="float">
            <text:p>11.08</text:p>
          </table:table-cell>
          <table:table-cell table:style-name="ce242" table:formula="of:=[.O264]/[.F264]" office:value-type="float" office:value="0.461538461538462" calcext:value-type="float">
            <text:p>0.46</text:p>
          </table:table-cell>
          <table:table-cell table:style-name="ce247" table:formula="of:=([.S264]*1000)/[.T264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65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65]/[.G265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65]/2.5)*0.7457" office:value-type="float" office:value="348.16733" calcext:value-type="float">
            <text:p>348</text:p>
          </table:table-cell>
          <table:table-cell table:style-name="ce78" table:formula="of:=MIN(([.G265]*[.O265])*[.N265]*[.P265];[.L265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65]/([.E265]*0.5))*[.G265]" office:value-type="float" office:value="14.8941176470588" calcext:value-type="float">
            <text:p>14.89</text:p>
          </table:table-cell>
          <table:table-cell table:style-name="ce242" table:formula="of:=[.O265]/[.F265]" office:value-type="float" office:value="0.705882352941176" calcext:value-type="float">
            <text:p>0.71</text:p>
          </table:table-cell>
          <table:table-cell table:style-name="ce247" table:formula="of:=([.S265]*1000)/[.T265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6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6]/[.G26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66]/2.5)*0.7457" office:value-type="float" office:value="351.9704" calcext:value-type="float">
            <text:p>352</text:p>
          </table:table-cell>
          <table:table-cell table:style-name="ce78" table:formula="of:=MIN(([.G266]*[.O266])*[.N266]*[.P266];[.L266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66]/([.E266]*0.5))*[.G266]" office:value-type="float" office:value="13.054" calcext:value-type="float">
            <text:p>13.05</text:p>
          </table:table-cell>
          <table:table-cell table:style-name="ce242" table:formula="of:=[.O266]/[.F266]" office:value-type="float" office:value="0.61" calcext:value-type="float">
            <text:p>0.61</text:p>
          </table:table-cell>
          <table:table-cell table:style-name="ce247" table:formula="of:=([.S266]*1000)/[.T266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67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7]/[.G267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67]/2.5)*0.7457" office:value-type="float" office:value="560.7664" calcext:value-type="float">
            <text:p>561</text:p>
          </table:table-cell>
          <table:table-cell table:style-name="ce78" table:formula="of:=MIN(([.G267]*[.O267])*[.N267]*[.P267];[.L267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7]/([.E267]*0.5))*[.G267]" office:value-type="float" office:value="20" calcext:value-type="float">
            <text:p>20.00</text:p>
          </table:table-cell>
          <table:table-cell table:style-name="ce242" table:formula="of:=[.O267]/[.F267]" office:value-type="float" office:value="0.666666666666667" calcext:value-type="float">
            <text:p>0.67</text:p>
          </table:table-cell>
          <table:table-cell table:style-name="ce247" table:formula="of:=([.S267]*1000)/[.T267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68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68]/[.G268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68]/2.5)*0.7457" office:value-type="float" office:value="429.5232" calcext:value-type="float">
            <text:p>430</text:p>
          </table:table-cell>
          <table:table-cell table:style-name="ce78" table:formula="of:=MIN(([.G268]*[.O268])*[.N268]*[.P268];[.L268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8]/([.E268]*0.5))*[.G268]" office:value-type="float" office:value="13.2167832167832" calcext:value-type="float">
            <text:p>13.22</text:p>
          </table:table-cell>
          <table:table-cell table:style-name="ce242" table:formula="of:=[.O268]/[.F268]" office:value-type="float" office:value="0.41958041958042" calcext:value-type="float">
            <text:p>0.42</text:p>
          </table:table-cell>
          <table:table-cell table:style-name="ce247" table:formula="of:=([.S268]*1000)/[.T268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69]/[.G269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69]/2.5)*0.7457" office:value-type="float" office:value="873.9604" calcext:value-type="float">
            <text:p>874</text:p>
          </table:table-cell>
          <table:table-cell table:style-name="ce78" table:formula="of:=MIN(([.G269]*[.O269])*[.N269]*[.P269];[.L269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9]*[.F269]/[.G269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69]/[.F269]" office:value-type="float" office:value="0.359554927439024" calcext:value-type="float">
            <text:p>0.36</text:p>
          </table:table-cell>
          <table:table-cell table:style-name="ce247" table:formula="of:=([.S269]*1000)/[.T269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0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0]/[.G270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0]/2.5)*0.7457" office:value-type="float" office:value="560.7664" calcext:value-type="float">
            <text:p>561</text:p>
          </table:table-cell>
          <table:table-cell table:style-name="ce78" table:formula="of:=MIN(([.G270]*[.O270])*[.N270]*[.P270];[.L270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2.0281690140845" calcext:value-type="float">
            <text:p>12.03</text:p>
          </table:table-cell>
          <table:table-cell table:style-name="ce242" table:formula="of:=[.O270]/[.F270]" office:value-type="float" office:value="0.429577464788732" calcext:value-type="float">
            <text:p>0.43</text:p>
          </table:table-cell>
          <table:table-cell table:style-name="ce247" table:formula="of:=([.S270]*1000)/[.T270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1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1]/[.G271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71]/2.5)*0.7457" office:value-type="float" office:value="385.97432" calcext:value-type="float">
            <text:p>386</text:p>
          </table:table-cell>
          <table:table-cell table:style-name="ce78" table:formula="of:=MIN(([.G271]*[.O271])*[.N271]*[.P271];[.L271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71]*[.F271]/[.G271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71]/[.F271]" office:value-type="float" office:value="0.3039068879" calcext:value-type="float">
            <text:p>0.30</text:p>
          </table:table-cell>
          <table:table-cell table:style-name="ce247" table:formula="of:=([.S271]*1000)/[.T271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72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2]/[.G272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72]/2.5)*0.7457" office:value-type="float" office:value="454.877" calcext:value-type="float">
            <text:p>455</text:p>
          </table:table-cell>
          <table:table-cell table:style-name="ce78" table:formula="of:=MIN(([.G272]*[.O272])*[.N272]*[.P272];[.L272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72]/([.E272]*0.5))*[.G272]" office:value-type="float" office:value="14.018691588785" calcext:value-type="float">
            <text:p>14.02</text:p>
          </table:table-cell>
          <table:table-cell table:style-name="ce242" table:formula="of:=[.O272]/[.F272]" office:value-type="float" office:value="0.560747663551402" calcext:value-type="float">
            <text:p>0.56</text:p>
          </table:table-cell>
          <table:table-cell table:style-name="ce247" table:formula="of:=([.S272]*1000)/[.T272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73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73]/[.G273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73]/2.5)*0.7457" office:value-type="float" office:value="308.779456" calcext:value-type="float">
            <text:p>309</text:p>
          </table:table-cell>
          <table:table-cell table:style-name="ce78" table:formula="of:=MIN(([.G273]*[.O273])*[.N273]*[.P273];[.L273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3]/([.E273]*0.5))*[.G273]" office:value-type="float" office:value="8.9027027027027" calcext:value-type="float">
            <text:p>8.90</text:p>
          </table:table-cell>
          <table:table-cell table:style-name="ce242" table:formula="of:=[.O273]/[.F273]" office:value-type="float" office:value="0.412162162162162" calcext:value-type="float">
            <text:p>0.41</text:p>
          </table:table-cell>
          <table:table-cell table:style-name="ce247" table:formula="of:=([.S273]*1000)/[.T273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74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74]/[.G274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74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74]" office:value-type="float" office:value="27.1783163434138" calcext:value-type="float">
            <text:p>27.18</text:p>
          </table:table-cell>
          <table:table-cell table:style-name="ce92" table:formula="of:=([.M274]/[.N274])/([.G274]*[.O274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74]/([.E274]*0.5))*[.G274]" office:value-type="float" office:value="10.169950631729" calcext:value-type="float">
            <text:p>10.17</text:p>
          </table:table-cell>
          <table:table-cell table:style-name="ce241" table:formula="of:=[.O274]/([.E274]*0.5)" office:value-type="float" office:value="0.350687952818242" calcext:value-type="float">
            <text:p>0.35</text:p>
          </table:table-cell>
          <table:table-cell table:style-name="ce246" table:formula="of:=([.S274]*1000)/[.T274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75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75]/[.G275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75]/2.5)*0.7457" office:value-type="float" office:value="440.9652208" calcext:value-type="float">
            <text:p>441</text:p>
          </table:table-cell>
          <table:table-cell table:style-name="ce78" table:formula="of:=MIN(([.G275]*[.O275])*[.N275]*[.P275];[.L275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75]/([.E275]*0.5))*[.G275]" office:value-type="float" office:value="13.9351111111111" calcext:value-type="float">
            <text:p>13.94</text:p>
          </table:table-cell>
          <table:table-cell table:style-name="ce242" table:formula="of:=[.O275]/[.F275]" office:value-type="float" office:value="0.677777777777778" calcext:value-type="float">
            <text:p>0.68</text:p>
          </table:table-cell>
          <table:table-cell table:style-name="ce247" table:formula="of:=([.S275]*1000)/[.T275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76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76]/[.G27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76]/2.5)*0.7457" office:value-type="float" office:value="392.83476" calcext:value-type="float">
            <text:p>393</text:p>
          </table:table-cell>
          <table:table-cell table:style-name="ce78" table:formula="of:=MIN(([.G276]*[.O276])*[.N276]*[.P276];[.L276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76]/([.E276]*0.5))*[.G276]" office:value-type="float" office:value="12.3297872340426" calcext:value-type="float">
            <text:p>12.33</text:p>
          </table:table-cell>
          <table:table-cell table:style-name="ce242" table:formula="of:=[.O276]/[.F276]" office:value-type="float" office:value="0.432624113475177" calcext:value-type="float">
            <text:p>0.43</text:p>
          </table:table-cell>
          <table:table-cell table:style-name="ce247" table:formula="of:=([.S276]*1000)/[.T276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7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77]/[.G27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77]/2.5)*0.7457" office:value-type="float" office:value="288.43676" calcext:value-type="float">
            <text:p>288</text:p>
          </table:table-cell>
          <table:table-cell table:style-name="ce78" table:formula="of:=MIN(([.G277]*[.O277])*[.N277]*[.P277];[.L277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77]/([.E277]*0.5))*[.G277]" office:value-type="float" office:value="11.640985088" calcext:value-type="float">
            <text:p>11.64</text:p>
          </table:table-cell>
          <table:table-cell table:style-name="ce242" table:formula="of:=[.O277]/[.F277]" office:value-type="float" office:value="0.727561568" calcext:value-type="float">
            <text:p>0.73</text:p>
          </table:table-cell>
          <table:table-cell table:style-name="ce247" table:formula="of:=([.S277]*1000)/[.T277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78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78]/[.G278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78]/2.5)*0.7457" office:value-type="float" office:value="114.24124" calcext:value-type="float">
            <text:p>114</text:p>
          </table:table-cell>
          <table:table-cell table:style-name="ce78" table:formula="of:=MIN(([.G278]*[.O278])*[.N278]*[.P278];[.L278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78]/([.E278]*0.5))*[.G278]" office:value-type="float" office:value="6.14583333333333" calcext:value-type="float">
            <text:p>6.15</text:p>
          </table:table-cell>
          <table:table-cell table:style-name="ce242" table:formula="of:=[.O278]/[.F278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79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79]/[.G27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79]/2.5)*0.7457" office:value-type="float" office:value="448.9114" calcext:value-type="float">
            <text:p>449</text:p>
          </table:table-cell>
          <table:table-cell table:style-name="ce78" table:formula="of:=MIN(([.G279]*[.O279])*[.N279]*[.P279];[.L279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9]*[.F279]/[.G279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79]/[.F279]" office:value-type="float" office:value="0.60748978125" calcext:value-type="float">
            <text:p>0.61</text:p>
          </table:table-cell>
          <table:table-cell table:style-name="ce247" table:formula="of:=([.S279]*1000)/[.T279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0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80]/[.G28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80]/2.5)*0.7457" office:value-type="float" office:value="593.5772" calcext:value-type="float">
            <text:p>594</text:p>
          </table:table-cell>
          <table:table-cell table:style-name="ce78" table:formula="of:=MIN(([.G280]*[.O280])*[.N280]*[.P280];[.L280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0]*[.F280]/[.G280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80]/[.F280]" office:value-type="float" office:value="0.429538229166667" calcext:value-type="float">
            <text:p>0.43</text:p>
          </table:table-cell>
          <table:table-cell table:style-name="ce247" table:formula="of:=([.S280]*1000)/[.T280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81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81]/[.G28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81]/2.5)*0.7457" office:value-type="float" office:value="274.745708" calcext:value-type="float">
            <text:p>275</text:p>
          </table:table-cell>
          <table:table-cell table:style-name="ce78" table:formula="of:=MIN(([.G281]*[.O281])*[.N281]*[.P281];[.L281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1]/([.E281]*0.5))*[.G281]" office:value-type="float" office:value="16.25" calcext:value-type="float">
            <text:p>16.25</text:p>
          </table:table-cell>
          <table:table-cell table:style-name="ce242" table:formula="of:=[.O281]/[.F281]" office:value-type="float" office:value="0.833333333333333" calcext:value-type="float">
            <text:p>0.83</text:p>
          </table:table-cell>
          <table:table-cell table:style-name="ce247" table:formula="of:=([.S281]*1000)/[.T281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2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82]/[.G282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82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82]/[.N282])/([.G282]*[.O282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82]/([.E282]*0.5))*[.G282]" office:value-type="float" office:value="15.1135483870968" calcext:value-type="float">
            <text:p>15.11</text:p>
          </table:table-cell>
          <table:table-cell table:style-name="ce243" table:formula="of:=[.O282]/[.F282]" office:value-type="float" office:value="0.444516129032258" calcext:value-type="float">
            <text:p>0.44</text:p>
          </table:table-cell>
          <table:table-cell table:style-name="ce246" table:formula="of:=([.S282]*1000)/[.T282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3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83]/[.G28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3]/2.5)*0.7457" office:value-type="float" office:value="377.3242" calcext:value-type="float">
            <text:p>377</text:p>
          </table:table-cell>
          <table:table-cell table:style-name="ce78" table:formula="of:=MIN(([.G283]*[.O283])*[.N283]*[.P283];[.L28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3]/([.E283]*0.5))*[.G283]" office:value-type="float" office:value="13.0714285714286" calcext:value-type="float">
            <text:p>13.07</text:p>
          </table:table-cell>
          <table:table-cell table:style-name="ce242" table:formula="of:=[.O283]/[.F283]" office:value-type="float" office:value="0.484126984126984" calcext:value-type="float">
            <text:p>0.48</text:p>
          </table:table-cell>
          <table:table-cell table:style-name="ce247" table:formula="of:=([.S283]*1000)/[.T283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84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84]/[.G284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84]/2.5)*0.7457" office:value-type="float" office:value="323.8604928" calcext:value-type="float">
            <text:p>324</text:p>
          </table:table-cell>
          <table:table-cell table:style-name="ce78" table:formula="of:=MIN(([.G284]*[.O284])*[.N284]*[.P284];[.L284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4]/([.E284]*0.5))*[.G284]" office:value-type="float" office:value="10.439175257732" calcext:value-type="float">
            <text:p>10.44</text:p>
          </table:table-cell>
          <table:table-cell table:style-name="ce242" table:formula="of:=[.O284]/[.F284]" office:value-type="float" office:value="0.628865979381443" calcext:value-type="float">
            <text:p>0.63</text:p>
          </table:table-cell>
          <table:table-cell table:style-name="ce247" table:formula="of:=([.S284]*1000)/[.T284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85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85]/[.G285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85]/2.5)*0.7457" office:value-type="float" office:value="637.42436" calcext:value-type="float">
            <text:p>637</text:p>
          </table:table-cell>
          <table:table-cell table:style-name="ce78" table:formula="of:=MIN(([.G285]*[.O285])*[.N285]*[.P285];[.L285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85]/([.E285]*0.5))*[.G285]" office:value-type="float" office:value="33.93125" calcext:value-type="float">
            <text:p>33.93</text:p>
          </table:table-cell>
          <table:table-cell table:style-name="ce242" table:formula="of:=[.O285]/[.F285]" office:value-type="float" office:value="0.7625" calcext:value-type="float">
            <text:p>0.76</text:p>
          </table:table-cell>
          <table:table-cell table:style-name="ce247" table:formula="of:=([.S285]*1000)/[.T285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6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86]/[.G286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86]/2.5)*0.7457" office:value-type="float" office:value="620.4224" calcext:value-type="float">
            <text:p>620</text:p>
          </table:table-cell>
          <table:table-cell table:style-name="ce78" table:formula="of:=MIN(([.G286]*[.O286])*[.N286]*[.P286];[.L286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6]*[.F286]/[.G286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86]/[.F286]" office:value-type="float" office:value="0.640150522177419" calcext:value-type="float">
            <text:p>0.64</text:p>
          </table:table-cell>
          <table:table-cell table:style-name="ce247" table:formula="of:=([.S286]*1000)/[.T286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87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87]/[.G287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87]/2.5)*0.7457" office:value-type="float" office:value="802.3732" calcext:value-type="float">
            <text:p>802</text:p>
          </table:table-cell>
          <table:table-cell table:style-name="ce78" table:formula="of:=MIN(([.G287]*[.O287])*[.N287]*[.P287];[.L287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87]/([.E287]*0.5))*[.G287]" office:value-type="float" office:value="16.14375" calcext:value-type="float">
            <text:p>16.14</text:p>
          </table:table-cell>
          <table:table-cell table:style-name="ce242" table:formula="of:=[.O287]/[.F287]" office:value-type="float" office:value="0.39375" calcext:value-type="float">
            <text:p>0.39</text:p>
          </table:table-cell>
          <table:table-cell table:style-name="ce247" table:formula="of:=([.S287]*1000)/[.T287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8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88]/[.G288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88]/2.5)*0.7457" office:value-type="float" office:value="417.592" calcext:value-type="float">
            <text:p>418</text:p>
          </table:table-cell>
          <table:table-cell table:style-name="ce78" table:formula="of:=MIN(([.G288]*[.O288])*[.N288]*[.P288];[.L288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88]/([.E288]*0.5))*[.G288]" office:value-type="float" office:value="10.9379310344828" calcext:value-type="float">
            <text:p>10.94</text:p>
          </table:table-cell>
          <table:table-cell table:style-name="ce242" table:formula="of:=[.O288]/[.F288]" office:value-type="float" office:value="0.420689655172414" calcext:value-type="float">
            <text:p>0.42</text:p>
          </table:table-cell>
          <table:table-cell table:style-name="ce247" table:formula="of:=([.S288]*1000)/[.T288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89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89]/[.G28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89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89]/[.N289])/([.G289]*[.O289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89]/([.E289]*0.5))*[.G289]" office:value-type="float" office:value="10.9379562043796" calcext:value-type="float">
            <text:p>10.94</text:p>
          </table:table-cell>
          <table:table-cell table:style-name="ce242" table:formula="of:=[.O289]/[.F289]" office:value-type="float" office:value="0.405109489051095" calcext:value-type="float">
            <text:p>0.41</text:p>
          </table:table-cell>
          <table:table-cell table:style-name="ce246" table:formula="of:=([.S289]*1000)/[.T289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90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90]/[.G290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90]/2.5)*0.7457" office:value-type="float" office:value="345.40824" calcext:value-type="float">
            <text:p>345</text:p>
          </table:table-cell>
          <table:table-cell table:style-name="ce78" table:formula="of:=MIN(([.G290]*[.O290])*[.N290]*[.P290];[.L290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90]/[.F290]" office:value-type="float" office:value="0.435714285714286" calcext:value-type="float">
            <text:p>0.44</text:p>
          </table:table-cell>
          <table:table-cell table:style-name="ce247" table:formula="of:=([.S290]*1000)/[.T290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1]/[.G29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1]/2.5)*0.7457" office:value-type="float" office:value="499.619" calcext:value-type="float">
            <text:p>500</text:p>
          </table:table-cell>
          <table:table-cell table:style-name="ce78" table:formula="of:=MIN(([.G291]*[.O291])*[.N291]*[.P291];[.L291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1]*[.F291]/[.G291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91]/[.F291]" office:value-type="float" office:value="0.54775328609375" calcext:value-type="float">
            <text:p>0.55</text:p>
          </table:table-cell>
          <table:table-cell table:style-name="ce247" table:formula="of:=([.S291]*1000)/[.T291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92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2]/[.G29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92]/2.5)*0.7457" office:value-type="float" office:value="454.877" calcext:value-type="float">
            <text:p>455</text:p>
          </table:table-cell>
          <table:table-cell table:style-name="ce78" table:formula="of:=MIN(([.G292]*[.O292])*[.N292]*[.P292];[.L292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2]/([.E292]*0.5))*[.G292]" office:value-type="float" office:value="12.7083333333333" calcext:value-type="float">
            <text:p>12.71</text:p>
          </table:table-cell>
          <table:table-cell table:style-name="ce242" table:formula="of:=[.O292]/[.F292]" office:value-type="float" office:value="0.508333333333333" calcext:value-type="float">
            <text:p>0.51</text:p>
          </table:table-cell>
          <table:table-cell table:style-name="ce247" table:formula="of:=([.S292]*1000)/[.T292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93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3]/[.G29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93]/2.5)*0.7457" office:value-type="float" office:value="454.877" calcext:value-type="float">
            <text:p>455</text:p>
          </table:table-cell>
          <table:table-cell table:style-name="ce78" table:formula="of:=MIN(([.G293]*[.O293])*[.N293]*[.P293];[.L293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3]/([.E293]*0.5))*[.G293]" office:value-type="float" office:value="13.034188034188" calcext:value-type="float">
            <text:p>13.03</text:p>
          </table:table-cell>
          <table:table-cell table:style-name="ce242" table:formula="of:=[.O293]/[.F293]" office:value-type="float" office:value="0.521367521367521" calcext:value-type="float">
            <text:p>0.52</text:p>
          </table:table-cell>
          <table:table-cell table:style-name="ce247" table:formula="of:=([.S293]*1000)/[.T293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4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94]/[.G294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4]/2.5)*0.7457" office:value-type="float" office:value="332.5822" calcext:value-type="float">
            <text:p>333</text:p>
          </table:table-cell>
          <table:table-cell table:style-name="ce78" table:formula="of:=MIN(([.G294]*[.O294])*[.N294]*[.P294];[.L294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94]/([.E294]*0.5))*[.G294]" office:value-type="float" office:value="10.9515789473684" calcext:value-type="float">
            <text:p>10.95</text:p>
          </table:table-cell>
          <table:table-cell table:style-name="ce242" table:formula="of:=[.O294]/[.F294]" office:value-type="float" office:value="0.715789473684211" calcext:value-type="float">
            <text:p>0.72</text:p>
          </table:table-cell>
          <table:table-cell table:style-name="ce247" table:formula="of:=([.S294]*1000)/[.T294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95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95]/[.G295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95]/2.5)*0.7457" office:value-type="float" office:value="472.47552" calcext:value-type="float">
            <text:p>472</text:p>
          </table:table-cell>
          <table:table-cell table:style-name="ce78" table:formula="of:=MIN(([.G295]*[.O295])*[.N295]*[.P295];[.L295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5]/([.E295]*0.5))*[.G295]" office:value-type="float" office:value="15.3368421052632" calcext:value-type="float">
            <text:p>15.34</text:p>
          </table:table-cell>
          <table:table-cell table:style-name="ce242" table:formula="of:=[.O295]/[.F295]" office:value-type="float" office:value="0.652631578947368" calcext:value-type="float">
            <text:p>0.65</text:p>
          </table:table-cell>
          <table:table-cell table:style-name="ce247" table:formula="of:=([.S295]*1000)/[.T295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96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96]/[.G296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96]/2.5)*0.7457" office:value-type="float" office:value="341.5127032" calcext:value-type="float">
            <text:p>342</text:p>
          </table:table-cell>
          <table:table-cell table:style-name="ce78" table:formula="of:=MIN(([.G296]*[.O296])*[.N296]*[.P296];[.L296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96]/([.E296]*0.5))*[.G296]" office:value-type="float" office:value="11.822380952381" calcext:value-type="float">
            <text:p>11.82</text:p>
          </table:table-cell>
          <table:table-cell table:style-name="ce242" table:formula="of:=[.O296]/[.F296]" office:value-type="float" office:value="0.580952380952381" calcext:value-type="float">
            <text:p>0.58</text:p>
          </table:table-cell>
          <table:table-cell table:style-name="ce247" table:formula="of:=([.S296]*1000)/[.T296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97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97]/[.G297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97]/2.5)*0.7457" office:value-type="float" office:value="284.8574" calcext:value-type="float">
            <text:p>285</text:p>
          </table:table-cell>
          <table:table-cell table:style-name="ce78" table:formula="of:=MIN(([.G297]*[.O297])*[.N297]*[.P297];[.L297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97]/([.E297]*0.5))*[.G297]" office:value-type="float" office:value="9.78444867310345" calcext:value-type="float">
            <text:p>9.78</text:p>
          </table:table-cell>
          <table:table-cell table:style-name="ce242" table:formula="of:=[.O297]/[.F297]" office:value-type="float" office:value="0.752649897931034" calcext:value-type="float">
            <text:p>0.75</text:p>
          </table:table-cell>
          <table:table-cell table:style-name="ce247" table:formula="of:=([.S297]*1000)/[.T297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98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98]/[.G298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98]/2.5)*0.7457" office:value-type="float" office:value="262.4864" calcext:value-type="float">
            <text:p>262</text:p>
          </table:table-cell>
          <table:table-cell table:style-name="ce78" table:formula="of:=MIN(([.G298]*[.O298])*[.N298]*[.P298];[.L298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98]/([.E298]*0.5))*[.G298]" office:value-type="float" office:value="11.43" calcext:value-type="float">
            <text:p>11.43</text:p>
          </table:table-cell>
          <table:table-cell table:style-name="ce242" table:formula="of:=[.O298]/[.F298]" office:value-type="float" office:value="0.635" calcext:value-type="float">
            <text:p>0.64</text:p>
          </table:table-cell>
          <table:table-cell table:style-name="ce247" table:formula="of:=([.S298]*1000)/[.T298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99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99]/[.G299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99]/2.5)*0.7457" office:value-type="float" office:value="517.5158" calcext:value-type="float">
            <text:p>518</text:p>
          </table:table-cell>
          <table:table-cell table:style-name="ce78" table:formula="of:=MIN(([.G299]*[.O299])*[.N299]*[.P299];[.L299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9]*[.F299]/[.G299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99]/[.F299]" office:value-type="float" office:value="0.351168286451613" calcext:value-type="float">
            <text:p>0.35</text:p>
          </table:table-cell>
          <table:table-cell table:style-name="ce247" table:formula="of:=([.S299]*1000)/[.T299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00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00]/[.G300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00]/2.5)*0.7457" office:value-type="float" office:value="526.4642" calcext:value-type="float">
            <text:p>526</text:p>
          </table:table-cell>
          <table:table-cell table:style-name="ce78" table:formula="of:=MIN(([.G300]*[.O300])*[.N300]*[.P300];[.L300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0]*[.F300]/[.G300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00]/[.F300]" office:value-type="float" office:value="0.5163663140625" calcext:value-type="float">
            <text:p>0.52</text:p>
          </table:table-cell>
          <table:table-cell table:style-name="ce247" table:formula="of:=([.S300]*1000)/[.T300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1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1]/[.G30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01]/2.5)*0.7457" office:value-type="float" office:value="454.877" calcext:value-type="float">
            <text:p>455</text:p>
          </table:table-cell>
          <table:table-cell table:style-name="ce78" table:formula="of:=MIN(([.G301]*[.O301])*[.N301]*[.P301];[.L301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1]/([.E301]*0.5))*[.G301]" office:value-type="float" office:value="16.0526315789474" calcext:value-type="float">
            <text:p>16.05</text:p>
          </table:table-cell>
          <table:table-cell table:style-name="ce242" table:formula="of:=[.O301]/[.F301]" office:value-type="float" office:value="0.642105263157895" calcext:value-type="float">
            <text:p>0.64</text:p>
          </table:table-cell>
          <table:table-cell table:style-name="ce247" table:formula="of:=([.S301]*1000)/[.T301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2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2]/[.G302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02]/2.5)*0.7457" office:value-type="float" office:value="341.5127032" calcext:value-type="float">
            <text:p>342</text:p>
          </table:table-cell>
          <table:table-cell table:style-name="ce78" table:formula="of:=MIN(([.G302]*[.O302])*[.N302]*[.P302];[.L302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2]/([.E302]*0.5))*[.G302]" office:value-type="float" office:value="11.822380952381" calcext:value-type="float">
            <text:p>11.82</text:p>
          </table:table-cell>
          <table:table-cell table:style-name="ce242" table:formula="of:=[.O302]/[.F302]" office:value-type="float" office:value="0.580952380952381" calcext:value-type="float">
            <text:p>0.58</text:p>
          </table:table-cell>
          <table:table-cell table:style-name="ce247" table:formula="of:=([.S302]*1000)/[.T302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3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03]/[.G303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03]/2.5)*0.7457" office:value-type="float" office:value="300.06968" calcext:value-type="float">
            <text:p>300</text:p>
          </table:table-cell>
          <table:table-cell table:style-name="ce78" table:formula="of:=MIN(([.G303]*[.O303])*[.N303]*[.P303];[.L303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03]/([.E303]*0.5))*[.G303]" office:value-type="float" office:value="11.459094696" calcext:value-type="float">
            <text:p>11.46</text:p>
          </table:table-cell>
          <table:table-cell table:style-name="ce242" table:formula="of:=[.O303]/[.F303]" office:value-type="float" office:value="0.6548054112" calcext:value-type="float">
            <text:p>0.65</text:p>
          </table:table-cell>
          <table:table-cell table:style-name="ce247" table:formula="of:=([.S303]*1000)/[.T303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04]/[.G304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04]/2.5)*0.7457" office:value-type="float" office:value="780.0022" calcext:value-type="float">
            <text:p>780</text:p>
          </table:table-cell>
          <table:table-cell table:style-name="ce78" table:formula="of:=MIN(([.G304]*[.O304])*[.N304]*[.P304];[.L304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4]*[.F304]/[.G304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04]/[.F304]" office:value-type="float" office:value="0.28349523125" calcext:value-type="float">
            <text:p>0.28</text:p>
          </table:table-cell>
          <table:table-cell table:style-name="ce247" table:formula="of:=([.S304]*1000)/[.T304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05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05]/[.G305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05]/2.5)*0.7457" office:value-type="float" office:value="408.6436" calcext:value-type="float">
            <text:p>409</text:p>
          </table:table-cell>
          <table:table-cell table:style-name="ce78" table:formula="of:=MIN(([.G305]*[.O305])*[.N305]*[.P305];[.L305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5]/([.E305]*0.5))*[.G305]" office:value-type="float" office:value="12.768" calcext:value-type="float">
            <text:p>12.77</text:p>
          </table:table-cell>
          <table:table-cell table:style-name="ce242" table:formula="of:=[.O305]/[.F305]" office:value-type="float" office:value="0.456" calcext:value-type="float">
            <text:p>0.46</text:p>
          </table:table-cell>
          <table:table-cell table:style-name="ce247" table:formula="of:=([.S305]*1000)/[.T305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06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06]/[.G306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06]/2.5)*0.7457" office:value-type="float" office:value="514.533" calcext:value-type="float">
            <text:p>515</text:p>
          </table:table-cell>
          <table:table-cell table:style-name="ce78" table:formula="of:=MIN(([.G306]*[.O306])*[.N306]*[.P306];[.L306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06]/([.E306]*0.5))*[.G306]" office:value-type="float" office:value="12.6518518518519" calcext:value-type="float">
            <text:p>12.65</text:p>
          </table:table-cell>
          <table:table-cell table:style-name="ce242" table:formula="of:=[.O306]/[.F306]" office:value-type="float" office:value="0.451851851851852" calcext:value-type="float">
            <text:p>0.45</text:p>
          </table:table-cell>
          <table:table-cell table:style-name="ce247" table:formula="of:=([.S306]*1000)/[.T306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0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07]/[.G30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07]/2.5)*0.7457" office:value-type="float" office:value="377.3242" calcext:value-type="float">
            <text:p>377</text:p>
          </table:table-cell>
          <table:table-cell table:style-name="ce78" table:formula="of:=MIN(([.G307]*[.O307])*[.N307]*[.P307];[.L30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07]/([.E307]*0.5))*[.G307]" office:value-type="float" office:value="13.0714285714286" calcext:value-type="float">
            <text:p>13.07</text:p>
          </table:table-cell>
          <table:table-cell table:style-name="ce242" table:formula="of:=[.O307]/[.F307]" office:value-type="float" office:value="0.484126984126984" calcext:value-type="float">
            <text:p>0.48</text:p>
          </table:table-cell>
          <table:table-cell table:style-name="ce247" table:formula="of:=([.S307]*1000)/[.T307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08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08]/[.G308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08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08]/[.N308])/([.G308]*[.O308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08]/([.E308]*0.5))*[.G308]" office:value-type="float" office:value="20.3703703703704" calcext:value-type="float">
            <text:p>20.37</text:p>
          </table:table-cell>
          <table:table-cell table:style-name="ce242" table:formula="of:=[.O308]/[.F308]" office:value-type="float" office:value="0.407407407407407" calcext:value-type="float">
            <text:p>0.41</text:p>
          </table:table-cell>
          <table:table-cell table:style-name="ce246" table:formula="of:=([.S308]*1000)/[.T308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09]/[.G309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09]/2.5)*0.7457" office:value-type="float" office:value="489.1792" calcext:value-type="float">
            <text:p>489</text:p>
          </table:table-cell>
          <table:table-cell table:style-name="ce78" table:formula="of:=MIN(([.G309]*[.O309])*[.N309]*[.P309];[.L309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9]*[.F309]/[.G309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09]/[.F309]" office:value-type="float" office:value="0.39689332375" calcext:value-type="float">
            <text:p>0.40</text:p>
          </table:table-cell>
          <table:table-cell table:style-name="ce247" table:formula="of:=([.S309]*1000)/[.T309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0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0]/[.G31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10]/2.5)*0.7457" office:value-type="float" office:value="377.3242" calcext:value-type="float">
            <text:p>377</text:p>
          </table:table-cell>
          <table:table-cell table:style-name="ce78" table:formula="of:=MIN(([.G310]*[.O310])*[.N310]*[.P310];[.L31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10]/([.E310]*0.5))*[.G310]" office:value-type="float" office:value="13.0714285714286" calcext:value-type="float">
            <text:p>13.07</text:p>
          </table:table-cell>
          <table:table-cell table:style-name="ce242" table:formula="of:=[.O310]/[.F310]" office:value-type="float" office:value="0.484126984126984" calcext:value-type="float">
            <text:p>0.48</text:p>
          </table:table-cell>
          <table:table-cell table:style-name="ce247" table:formula="of:=([.S310]*1000)/[.T310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11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11]/[.G311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11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1]/[.N311])/([.G311]*[.O311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1]/([.E311]*0.5))*[.G311]" office:value-type="float" office:value="16.271875" calcext:value-type="float">
            <text:p>16.27</text:p>
          </table:table-cell>
          <table:table-cell table:style-name="ce242" table:formula="of:=[.O311]/[.F311]" office:value-type="float" office:value="0.396875" calcext:value-type="float">
            <text:p>0.40</text:p>
          </table:table-cell>
          <table:table-cell table:style-name="ce246" table:formula="of:=([.S311]*1000)/[.T311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2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12]/[.G312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12]/2.5)*0.7457" office:value-type="float" office:value="311.7026" calcext:value-type="float">
            <text:p>312</text:p>
          </table:table-cell>
          <table:table-cell table:style-name="ce78" table:formula="of:=MIN(([.G312]*[.O312])*[.N312]*[.P312];[.L312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2]/([.E312]*0.5))*[.G312]" office:value-type="float" office:value="11.59" calcext:value-type="float">
            <text:p>11.59</text:p>
          </table:table-cell>
          <table:table-cell table:style-name="ce242" table:formula="of:=[.O312]/[.F312]" office:value-type="float" office:value="0.61" calcext:value-type="float">
            <text:p>0.61</text:p>
          </table:table-cell>
          <table:table-cell table:style-name="ce247" table:formula="of:=([.S312]*1000)/[.T312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13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13]/[.G313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13]/2.5)*0.7457" office:value-type="float" office:value="436.9802" calcext:value-type="float">
            <text:p>437</text:p>
          </table:table-cell>
          <table:table-cell table:style-name="ce78" table:formula="of:=MIN(([.G313]*[.O313])*[.N313]*[.P313];[.L313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3]/([.E313]*0.5))*[.G313]" office:value-type="float" office:value="18.4177777777778" calcext:value-type="float">
            <text:p>18.42</text:p>
          </table:table-cell>
          <table:table-cell table:style-name="ce242" table:formula="of:=[.O313]/[.F313]" office:value-type="float" office:value="0.657777777777778" calcext:value-type="float">
            <text:p>0.66</text:p>
          </table:table-cell>
          <table:table-cell table:style-name="ce247" table:formula="of:=([.S313]*1000)/[.T313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14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14]/[.G314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14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14]/[.N314])/([.G314]*[.O314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14]/([.E314]*0.5))*[.G314]" office:value-type="float" office:value="17.069387755102" calcext:value-type="float">
            <text:p>17.07</text:p>
          </table:table-cell>
          <table:table-cell table:style-name="ce242" table:formula="of:=[.O314]/[.F314]" office:value-type="float" office:value="0.416326530612245" calcext:value-type="float">
            <text:p>0.42</text:p>
          </table:table-cell>
          <table:table-cell table:style-name="ce246" table:formula="of:=([.S314]*1000)/[.T314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5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15]/[.G315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15]/2.5)*0.7457" office:value-type="float" office:value="549.2468264" calcext:value-type="float">
            <text:p>549</text:p>
          </table:table-cell>
          <table:table-cell table:style-name="ce78" table:formula="of:=MIN(([.G315]*[.O315])*[.N315]*[.P315];[.L315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15]/([.E315]*0.5))*[.G315]" office:value-type="float" office:value="11.9236904761905" calcext:value-type="float">
            <text:p>11.92</text:p>
          </table:table-cell>
          <table:table-cell table:style-name="ce242" table:formula="of:=[.O315]/[.F315]" office:value-type="float" office:value="0.44047619047619" calcext:value-type="float">
            <text:p>0.44</text:p>
          </table:table-cell>
          <table:table-cell table:style-name="ce247" table:formula="of:=([.S315]*1000)/[.T315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16]/[.G316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16]/2.5)*0.7457" office:value-type="float" office:value="838.1668" calcext:value-type="float">
            <text:p>838</text:p>
          </table:table-cell>
          <table:table-cell table:style-name="ce78" table:formula="of:=MIN(([.G316]*[.O316])*[.N316]*[.P316];[.L316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6]*[.F316]/[.G316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16]/[.F316]" office:value-type="float" office:value="0.3175" calcext:value-type="float">
            <text:p>0.32</text:p>
          </table:table-cell>
          <table:table-cell table:style-name="ce247" table:formula="of:=([.S316]*1000)/[.T316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17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17]/[.G317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17]/2.5)*0.7457" office:value-type="float" office:value="499.619" calcext:value-type="float">
            <text:p>500</text:p>
          </table:table-cell>
          <table:table-cell table:style-name="ce78" table:formula="of:=MIN(([.G317]*[.O317])*[.N317]*[.P317];[.L317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7]/([.E317]*0.5))*[.G317]" office:value-type="float" office:value="11.2" calcext:value-type="float">
            <text:p>11.20</text:p>
          </table:table-cell>
          <table:table-cell table:style-name="ce242" table:formula="of:=[.O317]/[.F317]" office:value-type="float" office:value="0.4" calcext:value-type="float">
            <text:p>0.40</text:p>
          </table:table-cell>
          <table:table-cell table:style-name="ce247" table:formula="of:=([.S317]*1000)/[.T317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18]/[.G318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18]/2.5)*0.7457" office:value-type="float" office:value="341.5127032" calcext:value-type="float">
            <text:p>342</text:p>
          </table:table-cell>
          <table:table-cell table:style-name="ce78" table:formula="of:=MIN(([.G318]*[.O318])*[.N318]*[.P318];[.L318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18]/([.E318]*0.5))*[.G318]" office:value-type="float" office:value="13.0668421052632" calcext:value-type="float">
            <text:p>13.07</text:p>
          </table:table-cell>
          <table:table-cell table:style-name="ce242" table:formula="of:=[.O318]/[.F318]" office:value-type="float" office:value="0.580952380952381" calcext:value-type="float">
            <text:p>0.58</text:p>
          </table:table-cell>
          <table:table-cell table:style-name="ce247" table:formula="of:=([.S318]*1000)/[.T318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9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19]/[.G319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19]/2.5)*0.7457" office:value-type="float" office:value="441.4544" calcext:value-type="float">
            <text:p>441</text:p>
          </table:table-cell>
          <table:table-cell table:style-name="ce78" table:formula="of:=MIN(([.G319]*[.O319])*[.N319]*[.P319];[.L319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19]/([.E319]*0.5))*[.G319]" office:value-type="float" office:value="13.4842105263158" calcext:value-type="float">
            <text:p>13.48</text:p>
          </table:table-cell>
          <table:table-cell table:style-name="ce242" table:formula="of:=[.O319]/[.F319]" office:value-type="float" office:value="0.642105263157895" calcext:value-type="float">
            <text:p>0.64</text:p>
          </table:table-cell>
          <table:table-cell table:style-name="ce247" table:formula="of:=([.S319]*1000)/[.T319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20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20]/[.G320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0]/2.5)*0.7457" office:value-type="float" office:value="503.079048" calcext:value-type="float">
            <text:p>503</text:p>
          </table:table-cell>
          <table:table-cell table:style-name="ce78" table:formula="of:=MIN(([.G320]*[.O320])*[.N320]*[.P320];[.L320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0]/([.E320]*0.5))*[.G320]" office:value-type="float" office:value="18.7986111111111" calcext:value-type="float">
            <text:p>18.80</text:p>
          </table:table-cell>
          <table:table-cell table:style-name="ce242" table:formula="of:=[.O320]/[.F320]" office:value-type="float" office:value="0.694444444444444" calcext:value-type="float">
            <text:p>0.69</text:p>
          </table:table-cell>
          <table:table-cell table:style-name="ce247" table:formula="of:=([.S320]*1000)/[.T320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1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21]/[.G321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21]/2.5)*0.7457" office:value-type="float" office:value="730.786" calcext:value-type="float">
            <text:p>731</text:p>
          </table:table-cell>
          <table:table-cell table:style-name="ce78" table:formula="of:=MIN(([.G321]*[.O321])*[.N321]*[.P321];[.L321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1]/([.E321]*0.5))*[.G321]" office:value-type="float" office:value="19.6" calcext:value-type="float">
            <text:p>19.60</text:p>
          </table:table-cell>
          <table:table-cell table:style-name="ce242" table:formula="of:=[.O321]/[.F321]" office:value-type="float" office:value="0.4" calcext:value-type="float">
            <text:p>0.40</text:p>
          </table:table-cell>
          <table:table-cell table:style-name="ce247" table:formula="of:=([.S321]*1000)/[.T321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22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22]/[.G322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22]/2.5)*0.7457" office:value-type="float" office:value="438.4716" calcext:value-type="float">
            <text:p>438</text:p>
          </table:table-cell>
          <table:table-cell table:style-name="ce78" table:formula="of:=MIN(([.G322]*[.O322])*[.N322]*[.P322];[.L322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2]/([.E322]*0.5))*[.G322]" office:value-type="float" office:value="19.125" calcext:value-type="float">
            <text:p>19.13</text:p>
          </table:table-cell>
          <table:table-cell table:style-name="ce242" table:formula="of:=[.O322]/[.F322]" office:value-type="float" office:value="0.708333333333333" calcext:value-type="float">
            <text:p>0.71</text:p>
          </table:table-cell>
          <table:table-cell table:style-name="ce247" table:formula="of:=([.S322]*1000)/[.T322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23]/[.G323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23]/2.5)*0.7457" office:value-type="float" office:value="554.8008" calcext:value-type="float">
            <text:p>555</text:p>
          </table:table-cell>
          <table:table-cell table:style-name="ce78" table:formula="of:=MIN(([.G323]*[.O323])*[.N323]*[.P323];[.L323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3]*[.F323]/[.G323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23]/[.F323]" office:value-type="float" office:value="0.338365276008064" calcext:value-type="float">
            <text:p>0.34</text:p>
          </table:table-cell>
          <table:table-cell table:style-name="ce247" table:formula="of:=([.S323]*1000)/[.T323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24]/[.G324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24]/2.5)*0.7457" office:value-type="float" office:value="286.3488" calcext:value-type="float">
            <text:p>286</text:p>
          </table:table-cell>
          <table:table-cell table:style-name="ce78" table:formula="of:=MIN(([.G324]*[.O324])*[.N324]*[.P324];[.L324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24]/([.E324]*0.5))*[.G324]" office:value-type="float" office:value="15.3" calcext:value-type="float">
            <text:p>15.30</text:p>
          </table:table-cell>
          <table:table-cell table:style-name="ce242" table:formula="of:=[.O324]/[.F324]" office:value-type="float" office:value="0.8" calcext:value-type="float">
            <text:p>0.80</text:p>
          </table:table-cell>
          <table:table-cell table:style-name="ce247" table:formula="of:=([.S324]*1000)/[.T324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25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25]/[.G325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25]/2.5)*0.7457" office:value-type="float" office:value="501.1104" calcext:value-type="float">
            <text:p>501</text:p>
          </table:table-cell>
          <table:table-cell table:style-name="ce78" table:formula="of:=MIN(([.G325]*[.O325])*[.N325]*[.P325];[.L325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25]/([.E325]*0.5))*[.G325]" office:value-type="float" office:value="19.6555555555556" calcext:value-type="float">
            <text:p>19.66</text:p>
          </table:table-cell>
          <table:table-cell table:style-name="ce242" table:formula="of:=[.O325]/[.F325]" office:value-type="float" office:value="0.677777777777778" calcext:value-type="float">
            <text:p>0.68</text:p>
          </table:table-cell>
          <table:table-cell table:style-name="ce247" table:formula="of:=([.S325]*1000)/[.T325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26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26]/[.G326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26]/2.5)*0.7457" office:value-type="float" office:value="518.2615" calcext:value-type="float">
            <text:p>518</text:p>
          </table:table-cell>
          <table:table-cell table:style-name="ce78" table:formula="of:=MIN(([.G326]*[.O326])*[.N326]*[.P326];[.L326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26]/([.E326]*0.5))*[.G326]" office:value-type="float" office:value="12.4482481751825" calcext:value-type="float">
            <text:p>12.45</text:p>
          </table:table-cell>
          <table:table-cell table:style-name="ce242" table:formula="of:=[.O326]/[.F326]" office:value-type="float" office:value="0.45985401459854" calcext:value-type="float">
            <text:p>0.46</text:p>
          </table:table-cell>
          <table:table-cell table:style-name="ce247" table:formula="of:=([.S326]*1000)/[.T326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7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27]/[.G327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27]/2.5)*0.7457" office:value-type="float" office:value="407.1522" calcext:value-type="float">
            <text:p>407</text:p>
          </table:table-cell>
          <table:table-cell table:style-name="ce78" table:formula="of:=MIN(([.G327]*[.O327])*[.N327]*[.P327];[.L327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27]/([.E327]*0.5))*[.G327]" office:value-type="float" office:value="13.6221428571429" calcext:value-type="float">
            <text:p>13.62</text:p>
          </table:table-cell>
          <table:table-cell table:style-name="ce242" table:formula="of:=[.O327]/[.F327]" office:value-type="float" office:value="0.504523809523809" calcext:value-type="float">
            <text:p>0.50</text:p>
          </table:table-cell>
          <table:table-cell table:style-name="ce247" table:formula="of:=([.S327]*1000)/[.T327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28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28]/[.G32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28]/2.5)*0.7457" office:value-type="float" office:value="632.3536" calcext:value-type="float">
            <text:p>632</text:p>
          </table:table-cell>
          <table:table-cell table:style-name="ce78" table:formula="of:=MIN(([.G328]*[.O328])*[.N328]*[.P328];[.L328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28]*[.F328]/[.G328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28]/[.F328]" office:value-type="float" office:value="0.357353199391447" calcext:value-type="float">
            <text:p>0.36</text:p>
          </table:table-cell>
          <table:table-cell table:style-name="ce247" table:formula="of:=([.S328]*1000)/[.T328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29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29]/[.G32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29]/2.5)*0.7457" office:value-type="float" office:value="511.5502" calcext:value-type="float">
            <text:p>512</text:p>
          </table:table-cell>
          <table:table-cell table:style-name="ce78" table:formula="of:=MIN(([.G329]*[.O329])*[.N329]*[.P329];[.L329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29]/([.E329]*0.5))*[.G329]" office:value-type="float" office:value="12.372027027027" calcext:value-type="float">
            <text:p>12.37</text:p>
          </table:table-cell>
          <table:table-cell table:style-name="ce242" table:formula="of:=[.O329]/[.F329]" office:value-type="float" office:value="0.426621621621622" calcext:value-type="float">
            <text:p>0.43</text:p>
          </table:table-cell>
          <table:table-cell table:style-name="ce247" table:formula="of:=([.S329]*1000)/[.T329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0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30]/[.G33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30]/2.5)*0.7457" office:value-type="float" office:value="305.737" calcext:value-type="float">
            <text:p>306</text:p>
          </table:table-cell>
          <table:table-cell table:style-name="ce78" table:formula="of:=MIN(([.G330]*[.O330])*[.N330]*[.P330];[.L330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30]/([.E330]*0.5))*[.G330]" office:value-type="float" office:value="10.98" calcext:value-type="float">
            <text:p>10.98</text:p>
          </table:table-cell>
          <table:table-cell table:style-name="ce242" table:formula="of:=[.O330]/[.F330]" office:value-type="float" office:value="0.61" calcext:value-type="float">
            <text:p>0.61</text:p>
          </table:table-cell>
          <table:table-cell table:style-name="ce247" table:formula="of:=([.S330]*1000)/[.T330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1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31]/[.G33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31]/2.5)*0.7457" office:value-type="float" office:value="363.9016" calcext:value-type="float">
            <text:p>364</text:p>
          </table:table-cell>
          <table:table-cell table:style-name="ce78" table:formula="of:=MIN(([.G331]*[.O331])*[.N331]*[.P331];[.L331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1]/([.E331]*0.5))*[.G331]" office:value-type="float" office:value="12.7" calcext:value-type="float">
            <text:p>12.70</text:p>
          </table:table-cell>
          <table:table-cell table:style-name="ce242" table:formula="of:=[.O331]/[.F331]" office:value-type="float" office:value="0.552173913043478" calcext:value-type="float">
            <text:p>0.55</text:p>
          </table:table-cell>
          <table:table-cell table:style-name="ce247" table:formula="of:=([.S331]*1000)/[.T331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2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32]/[.G332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2]/2.5)*0.7457" office:value-type="float" office:value="401.78316" calcext:value-type="float">
            <text:p>402</text:p>
          </table:table-cell>
          <table:table-cell table:style-name="ce78" table:formula="of:=MIN(([.G332]*[.O332])*[.N332]*[.P332];[.L332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32]/([.E332]*0.5))*[.G332]" office:value-type="float" office:value="12.4547368421053" calcext:value-type="float">
            <text:p>12.45</text:p>
          </table:table-cell>
          <table:table-cell table:style-name="ce242" table:formula="of:=[.O332]/[.F332]" office:value-type="float" office:value="0.715789473684211" calcext:value-type="float">
            <text:p>0.72</text:p>
          </table:table-cell>
          <table:table-cell table:style-name="ce247" table:formula="of:=([.S332]*1000)/[.T332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33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33]/[.G333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33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33]/[.N333])/([.G333]*[.O333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33]/([.E333]*0.5))*[.G333]" office:value-type="float" office:value="13.087786259542" calcext:value-type="float">
            <text:p>13.09</text:p>
          </table:table-cell>
          <table:table-cell table:style-name="ce242" table:formula="of:=[.O333]/[.F333]" office:value-type="float" office:value="0.484732824427481" calcext:value-type="float">
            <text:p>0.48</text:p>
          </table:table-cell>
          <table:table-cell table:style-name="ce246" table:formula="of:=([.S333]*1000)/[.T333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34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34]/[.G334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34]/2.5)*0.7457" office:value-type="float" office:value="738.243" calcext:value-type="float">
            <text:p>738</text:p>
          </table:table-cell>
          <table:table-cell table:style-name="ce78" table:formula="of:=MIN(([.G334]*[.O334])*[.N334]*[.P334];[.L334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4]/([.E334]*0.5))*[.G334]" office:value-type="float" office:value="17.85" calcext:value-type="float">
            <text:p>17.85</text:p>
          </table:table-cell>
          <table:table-cell table:style-name="ce242" table:formula="of:=[.O334]/[.F334]" office:value-type="float" office:value="0.425" calcext:value-type="float">
            <text:p>0.43</text:p>
          </table:table-cell>
          <table:table-cell table:style-name="ce247" table:formula="of:=([.S334]*1000)/[.T334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35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35]/[.G335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35]/2.5)*0.7457" office:value-type="float" office:value="492.162" calcext:value-type="float">
            <text:p>492</text:p>
          </table:table-cell>
          <table:table-cell table:style-name="ce78" table:formula="of:=MIN(([.G335]*[.O335])*[.N335]*[.P335];[.L335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35]/([.E335]*0.5))*[.G335]" office:value-type="float" office:value="14.0311111111111" calcext:value-type="float">
            <text:p>14.03</text:p>
          </table:table-cell>
          <table:table-cell table:style-name="ce242" table:formula="of:=[.O335]/[.F335]" office:value-type="float" office:value="0.488888888888889" calcext:value-type="float">
            <text:p>0.49</text:p>
          </table:table-cell>
          <table:table-cell table:style-name="ce247" table:formula="of:=([.S335]*1000)/[.T335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6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36]/[.G336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36]/2.5)*0.7457" office:value-type="float" office:value="407.45048" calcext:value-type="float">
            <text:p>407</text:p>
          </table:table-cell>
          <table:table-cell table:style-name="ce78" table:formula="of:=MIN(([.G336]*[.O336])*[.N336]*[.P336];[.L336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36]/([.E336]*0.5))*[.G336]" office:value-type="float" office:value="13.4559523809524" calcext:value-type="float">
            <text:p>13.46</text:p>
          </table:table-cell>
          <table:table-cell table:style-name="ce242" table:formula="of:=[.O336]/[.F336]" office:value-type="float" office:value="0.503968253968254" calcext:value-type="float">
            <text:p>0.50</text:p>
          </table:table-cell>
          <table:table-cell table:style-name="ce247" table:formula="of:=([.S336]*1000)/[.T336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7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37]/[.G337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37]/2.5)*0.7457" office:value-type="float" office:value="359.72568" calcext:value-type="float">
            <text:p>360</text:p>
          </table:table-cell>
          <table:table-cell table:style-name="ce78" table:formula="of:=MIN(([.G337]*[.O337])*[.N337]*[.P337];[.L337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37]/([.E337]*0.5))*[.G337]" office:value-type="float" office:value="12.7" calcext:value-type="float">
            <text:p>12.70</text:p>
          </table:table-cell>
          <table:table-cell table:style-name="ce242" table:formula="of:=[.O337]/[.F337]" office:value-type="float" office:value="0.552173913043478" calcext:value-type="float">
            <text:p>0.55</text:p>
          </table:table-cell>
          <table:table-cell table:style-name="ce247" table:formula="of:=([.S337]*1000)/[.T337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38]/[.G338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38]/2.5)*0.7457" office:value-type="float" office:value="305.737" calcext:value-type="float">
            <text:p>306</text:p>
          </table:table-cell>
          <table:table-cell table:style-name="ce78" table:formula="of:=MIN(([.G338]*[.O338])*[.N338]*[.P338];[.L338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38]/([.E338]*0.5))*[.G338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38]*1000)/[.T338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39]/[.G339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39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39]" office:value-type="float" office:value="44.8963876428572" calcext:value-type="float">
            <text:p>44.90</text:p>
          </table:table-cell>
          <table:table-cell table:style-name="ce92" table:formula="of:=([.M339]/[.N339])/([.G339]*[.O339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39]/[.F339]" office:value-type="float" office:value="0.350753028459821" calcext:value-type="float">
            <text:p>0.35</text:p>
          </table:table-cell>
          <table:table-cell table:style-name="ce246" table:formula="of:=([.S339]*1000)/[.T339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40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40]/[.G340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40]/2.5)*0.7457" office:value-type="float" office:value="601.0342" calcext:value-type="float">
            <text:p>601</text:p>
          </table:table-cell>
          <table:table-cell table:style-name="ce78" table:formula="of:=MIN(([.G340]*[.O340])*[.N340]*[.P340];[.L340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40]/([.E340]*0.5))*[.G340]" office:value-type="float" office:value="23.0181818181818" calcext:value-type="float">
            <text:p>23.02</text:p>
          </table:table-cell>
          <table:table-cell table:style-name="ce242" table:formula="of:=[.O340]/[.F340]" office:value-type="float" office:value="0.575454545454545" calcext:value-type="float">
            <text:p>0.58</text:p>
          </table:table-cell>
          <table:table-cell table:style-name="ce247" table:formula="of:=([.S340]*1000)/[.T340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1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41]/[.G341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41]/2.5)*0.7457" office:value-type="float" office:value="730.786" calcext:value-type="float">
            <text:p>731</text:p>
          </table:table-cell>
          <table:table-cell table:style-name="ce78" table:formula="of:=MIN(([.G341]*[.O341])*[.N341]*[.P341];[.L341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41]/([.E341]*0.5))*[.G341]" office:value-type="float" office:value="19.4" calcext:value-type="float">
            <text:p>19.40</text:p>
          </table:table-cell>
          <table:table-cell table:style-name="ce242" table:formula="of:=[.O341]/[.F341]" office:value-type="float" office:value="0.4" calcext:value-type="float">
            <text:p>0.40</text:p>
          </table:table-cell>
          <table:table-cell table:style-name="ce247" table:formula="of:=([.S341]*1000)/[.T341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42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42]/[.G342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42]/2.5)*0.7457" office:value-type="float" office:value="632.3536" calcext:value-type="float">
            <text:p>632</text:p>
          </table:table-cell>
          <table:table-cell table:style-name="ce78" table:formula="of:=MIN(([.G342]*[.O342])*[.N342]*[.P342];[.L342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42]/([.E342]*0.5))*[.G342]" office:value-type="float" office:value="15.7935483870968" calcext:value-type="float">
            <text:p>15.79</text:p>
          </table:table-cell>
          <table:table-cell table:style-name="ce242" table:formula="of:=[.O342]/[.F342]" office:value-type="float" office:value="0.412903225806452" calcext:value-type="float">
            <text:p>0.41</text:p>
          </table:table-cell>
          <table:table-cell table:style-name="ce247" table:formula="of:=([.S342]*1000)/[.T342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74])*[Extrapolation.M274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76])*[Extrapolation.M276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74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39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1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09T00:54:06.985760492</dc:date>
    <meta:editing-duration>P57DT15H29M42S</meta:editing-duration>
    <meta:editing-cycles>2975</meta:editing-cycles>
    <meta:generator>LibreOffice/6.0.7.3$Linux_X86_64 LibreOffice_project/00m0$Build-3</meta:generator>
    <dc:creator>James Petts</dc:creator>
    <meta:document-statistic meta:table-count="5" meta:cell-count="7892" meta:object-count="0"/>
  </office:meta>
</office:document-meta>
</file>